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mic Sans MS" svg:font-family="'Comic Sans MS'" style:font-adornments="Gras" style:font-family-generic="script" style:font-pitch="variable"/>
    <style:font-face style:name="Comic Sans MS1" svg:font-family="'Comic Sans MS'" style:font-adornments="Normal"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left"/>
    </style:style>
    <style:style style:name="Tableau1.A" style:family="table-column">
      <style:table-column-properties style:column-width="2.859cm"/>
    </style:style>
    <style:style style:name="Tableau1.B" style:family="table-column">
      <style:table-column-properties style:column-width="8.92cm"/>
    </style:style>
    <style:style style:name="Tableau1.C" style:family="table-column">
      <style:table-column-properties style:column-width="5.221cm"/>
    </style:style>
    <style:style style:name="Tableau1.A1" style:family="table-cell">
      <style:table-cell-properties style:vertical-align="middle" fo:padding="0.049cm" fo:border="none"/>
    </style:style>
    <style:style style:name="Tableau2" style:family="table">
      <style:table-properties style:width="7.599cm" table:align="left"/>
    </style:style>
    <style:style style:name="Tableau2.A" style:family="table-column">
      <style:table-column-properties style:column-width="4.687cm"/>
    </style:style>
    <style:style style:name="Tableau2.B" style:family="table-column">
      <style:table-column-properties style:column-width="2.912cm"/>
    </style:style>
    <style:style style:name="Tableau2.A1" style:family="table-cell">
      <style:table-cell-properties style:vertical-align="middle" fo:padding="0.049cm" fo:border="none"/>
    </style:style>
    <style:style style:name="Tableau3" style:family="table">
      <style:table-properties style:width="17cm" table:align="left"/>
    </style:style>
    <style:style style:name="Tableau3.A" style:family="table-column">
      <style:table-column-properties style:column-width="2.54cm"/>
    </style:style>
    <style:style style:name="Tableau3.B" style:family="table-column">
      <style:table-column-properties style:column-width="6.417cm"/>
    </style:style>
    <style:style style:name="Tableau3.C" style:family="table-column">
      <style:table-column-properties style:column-width="2.969cm"/>
    </style:style>
    <style:style style:name="Tableau3.D" style:family="table-column">
      <style:table-column-properties style:column-width="5.075cm"/>
    </style:style>
    <style:style style:name="Tableau3.A1" style:family="table-cell">
      <style:table-cell-properties style:vertical-align="middle" fo:padding="0.049cm" fo:border="none"/>
    </style:style>
    <style:style style:name="Tableau4" style:family="table">
      <style:table-properties style:width="5.95cm" table:align="left"/>
    </style:style>
    <style:style style:name="Tableau4.A" style:family="table-column">
      <style:table-column-properties style:column-width="2.431cm"/>
    </style:style>
    <style:style style:name="Tableau4.B" style:family="table-column">
      <style:table-column-properties style:column-width="1.205cm"/>
    </style:style>
    <style:style style:name="Tableau4.C" style:family="table-column">
      <style:table-column-properties style:column-width="2.314cm"/>
    </style:style>
    <style:style style:name="Tableau4.A1" style:family="table-cell">
      <style:table-cell-properties style:vertical-align="middle" fo:padding="0.049cm" fo:border="none"/>
    </style:style>
    <style:style style:name="Tableau5" style:family="table">
      <style:table-properties style:width="5.346cm" table:align="left"/>
    </style:style>
    <style:style style:name="Tableau5.A" style:family="table-column">
      <style:table-column-properties style:column-width="2.23cm"/>
    </style:style>
    <style:style style:name="Tableau5.B" style:family="table-column">
      <style:table-column-properties style:column-width="1.205cm"/>
    </style:style>
    <style:style style:name="Tableau5.C" style:family="table-column">
      <style:table-column-properties style:column-width="1.912cm"/>
    </style:style>
    <style:style style:name="Tableau5.A1" style:family="table-cell">
      <style:table-cell-properties style:vertical-align="middle" fo:padding="0.049cm" fo:border="none"/>
    </style:style>
    <style:style style:name="Tableau6" style:family="table">
      <style:table-properties style:width="6.17cm" table:align="left"/>
    </style:style>
    <style:style style:name="Tableau6.A" style:family="table-column">
      <style:table-column-properties style:column-width="2.783cm"/>
    </style:style>
    <style:style style:name="Tableau6.B" style:family="table-column">
      <style:table-column-properties style:column-width="1.072cm"/>
    </style:style>
    <style:style style:name="Tableau6.C" style:family="table-column">
      <style:table-column-properties style:column-width="2.314cm"/>
    </style:style>
    <style:style style:name="Tableau6.A1" style:family="table-cell">
      <style:table-cell-properties style:vertical-align="middle" fo:padding="0.049cm" fo:border="none"/>
    </style:style>
    <style:style style:name="Tableau7" style:family="table">
      <style:table-properties style:width="5.817cm" table:align="left"/>
    </style:style>
    <style:style style:name="Tableau7.A" style:family="table-column">
      <style:table-column-properties style:column-width="2.833cm"/>
    </style:style>
    <style:style style:name="Tableau7.B" style:family="table-column">
      <style:table-column-properties style:column-width="1.072cm"/>
    </style:style>
    <style:style style:name="Tableau7.C" style:family="table-column">
      <style:table-column-properties style:column-width="1.912cm"/>
    </style:style>
    <style:style style:name="Tableau7.A1" style:family="table-cell">
      <style:table-cell-properties style:vertical-align="middle" fo:padding="0.049cm" fo:border="none"/>
    </style:style>
    <style:style style:name="Tableau8" style:family="table">
      <style:table-properties style:width="6.519cm" table:align="left"/>
    </style:style>
    <style:style style:name="Tableau8.A" style:family="table-column">
      <style:table-column-properties style:column-width="2.57cm"/>
    </style:style>
    <style:style style:name="Tableau8.B" style:family="table-column">
      <style:table-column-properties style:column-width="1.635cm"/>
    </style:style>
    <style:style style:name="Tableau8.C" style:family="table-column">
      <style:table-column-properties style:column-width="2.314cm"/>
    </style:style>
    <style:style style:name="Tableau8.A1" style:family="table-cell">
      <style:table-cell-properties style:vertical-align="middle" fo:padding="0.049cm" fo:border="none"/>
    </style:style>
    <style:style style:name="Tableau9" style:family="table">
      <style:table-properties style:width="5.793cm" table:align="left"/>
    </style:style>
    <style:style style:name="Tableau9.A" style:family="table-column">
      <style:table-column-properties style:column-width="2.245cm"/>
    </style:style>
    <style:style style:name="Tableau9.B" style:family="table-column">
      <style:table-column-properties style:column-width="1.635cm"/>
    </style:style>
    <style:style style:name="Tableau9.C" style:family="table-column">
      <style:table-column-properties style:column-width="1.912cm"/>
    </style:style>
    <style:style style:name="Tableau9.A1" style:family="table-cell">
      <style:table-cell-properties style:vertical-align="middle" fo:padding="0.049cm" fo:border="none"/>
    </style:style>
    <style:style style:name="Tableau10" style:family="table">
      <style:table-properties style:width="6.876cm" table:align="left"/>
    </style:style>
    <style:style style:name="Tableau10.A" style:family="table-column">
      <style:table-column-properties style:column-width="2.953cm"/>
    </style:style>
    <style:style style:name="Tableau10.B" style:family="table-column">
      <style:table-column-properties style:column-width="1.609cm"/>
    </style:style>
    <style:style style:name="Tableau10.C" style:family="table-column">
      <style:table-column-properties style:column-width="2.314cm"/>
    </style:style>
    <style:style style:name="Tableau10.A1" style:family="table-cell">
      <style:table-cell-properties style:vertical-align="middle" fo:padding="0.049cm" fo:border="none"/>
    </style:style>
    <style:style style:name="Tableau11" style:family="table">
      <style:table-properties style:width="6.085cm" table:align="left"/>
    </style:style>
    <style:style style:name="Tableau11.A" style:family="table-column">
      <style:table-column-properties style:column-width="2.355cm"/>
    </style:style>
    <style:style style:name="Tableau11.B" style:family="table-column">
      <style:table-column-properties style:column-width="1.806cm"/>
    </style:style>
    <style:style style:name="Tableau11.C" style:family="table-column">
      <style:table-column-properties style:column-width="1.924cm"/>
    </style:style>
    <style:style style:name="Tableau11.A1" style:family="table-cell">
      <style:table-cell-properties style:vertical-align="middle" fo:padding="0.049cm" fo:border="none"/>
    </style:style>
    <style:style style:name="Tableau12" style:family="table">
      <style:table-properties style:width="6.022cm" table:align="left"/>
    </style:style>
    <style:style style:name="Tableau12.A" style:family="table-column">
      <style:table-column-properties style:column-width="2.644cm"/>
    </style:style>
    <style:style style:name="Tableau12.B" style:family="table-column">
      <style:table-column-properties style:column-width="1.064cm"/>
    </style:style>
    <style:style style:name="Tableau12.C" style:family="table-column">
      <style:table-column-properties style:column-width="2.314cm"/>
    </style:style>
    <style:style style:name="Tableau12.A1" style:family="table-cell">
      <style:table-cell-properties style:vertical-align="middle" fo:padding="0.049cm" fo:border="none"/>
    </style:style>
    <style:style style:name="Tableau13" style:family="table">
      <style:table-properties style:width="5.741cm" table:align="left"/>
    </style:style>
    <style:style style:name="Tableau13.A" style:family="table-column">
      <style:table-column-properties style:column-width="2.766cm"/>
    </style:style>
    <style:style style:name="Tableau13.B" style:family="table-column">
      <style:table-column-properties style:column-width="1.064cm"/>
    </style:style>
    <style:style style:name="Tableau13.C" style:family="table-column">
      <style:table-column-properties style:column-width="1.912cm"/>
    </style:style>
    <style:style style:name="Tableau13.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color="#c9211e" loext:opacity="100%" fo:font-size="21pt" officeooo:rsid="0016aabb" officeooo:paragraph-rsid="0013c22d" style:font-size-asian="18.3500003814697pt" style:font-size-complex="21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Standard">
      <style:paragraph-properties fo:text-align="start" style:justify-single-word="false"/>
      <style:text-properties fo:color="#c9211e" loext:opacity="100%" fo:font-size="21pt" officeooo:rsid="0016aabb" officeooo:paragraph-rsid="0016aabb" style:font-size-asian="18.3500003814697pt" style:font-size-complex="21pt"/>
    </style:style>
    <style:style style:name="P8" style:family="paragraph" style:parent-style-name="Heading_20_1">
      <style:paragraph-properties fo:break-before="page"/>
    </style:style>
    <style:style style:name="P9" style:family="paragraph" style:parent-style-name="Heading_20_2">
      <style:text-properties officeooo:paragraph-rsid="001c6898"/>
    </style:style>
    <style:style style:name="P10" style:family="paragraph" style:parent-style-name="Text_20_body">
      <style:text-properties officeooo:rsid="00181d28" officeooo:paragraph-rsid="00181d28"/>
    </style:style>
    <style:style style:name="P11" style:family="paragraph" style:parent-style-name="Text_20_body">
      <style:text-properties officeooo:paragraph-rsid="00199789"/>
    </style:style>
    <style:style style:name="P12" style:family="paragraph" style:parent-style-name="Text_20_body">
      <style:text-properties officeooo:paragraph-rsid="001c6898"/>
    </style:style>
    <style:style style:name="P13" style:family="paragraph" style:parent-style-name="Heading_20_3">
      <style:text-properties officeooo:rsid="001c6898" officeooo:paragraph-rsid="001c6898"/>
    </style:style>
    <style:style style:name="P14" style:family="paragraph" style:parent-style-name="Text_20_body" style:list-style-name="L1">
      <style:text-properties officeooo:paragraph-rsid="001c6898"/>
    </style:style>
    <style:style style:name="P15" style:family="paragraph" style:parent-style-name="Text_20_body" style:list-style-name="L1">
      <style:text-properties officeooo:paragraph-rsid="001e42d8"/>
    </style:style>
    <style:style style:name="P16" style:family="paragraph" style:parent-style-name="Heading_20_3">
      <style:text-properties officeooo:rsid="001eb3d8" officeooo:paragraph-rsid="001eb3d8"/>
    </style:style>
    <style:style style:name="P17" style:family="paragraph" style:parent-style-name="Text_20_body" style:list-style-name="L2">
      <style:text-properties officeooo:rsid="001eb3d8" officeooo:paragraph-rsid="001eb3d8"/>
    </style:style>
    <style:style style:name="P18" style:family="paragraph" style:parent-style-name="Heading_20_1">
      <style:text-properties officeooo:rsid="00222770" officeooo:paragraph-rsid="00222770"/>
    </style:style>
    <style:style style:name="P19" style:family="paragraph" style:parent-style-name="Text_20_body">
      <style:text-properties officeooo:paragraph-rsid="00222770"/>
    </style:style>
    <style:style style:name="P20" style:family="paragraph" style:parent-style-name="Heading_20_2">
      <style:text-properties officeooo:rsid="00222770" officeooo:paragraph-rsid="00222770"/>
    </style:style>
    <style:style style:name="P21" style:family="paragraph" style:parent-style-name="Text_20_body">
      <style:paragraph-properties fo:text-align="end" style:justify-single-word="false"/>
      <style:text-properties officeooo:rsid="0022c823" officeooo:paragraph-rsid="0022c823"/>
    </style:style>
    <style:style style:name="P22" style:family="paragraph" style:parent-style-name="Text_20_body">
      <style:text-properties officeooo:rsid="0022c823" officeooo:paragraph-rsid="0022c823"/>
    </style:style>
    <style:style style:name="P23" style:family="paragraph" style:parent-style-name="Heading_20_3">
      <style:text-properties officeooo:rsid="0022c823" officeooo:paragraph-rsid="0022c823"/>
    </style:style>
    <style:style style:name="P24" style:family="paragraph" style:parent-style-name="Text_20_body" style:list-style-name="L3">
      <style:paragraph-properties fo:margin-top="0cm" fo:margin-bottom="0cm" style:contextual-spacing="false" fo:text-align="end" style:justify-single-word="false"/>
    </style:style>
    <style:style style:name="P25" style:family="paragraph" style:parent-style-name="Standard">
      <style:paragraph-properties fo:text-align="end" style:justify-single-word="false"/>
    </style:style>
    <style:style style:name="P26" style:family="paragraph" style:parent-style-name="Text_20_body" style:list-style-name="L4">
      <style:paragraph-properties fo:margin-top="0cm" fo:margin-bottom="0cm" style:contextual-spacing="false"/>
    </style:style>
    <style:style style:name="P27" style:family="paragraph" style:parent-style-name="Text_20_body" style:list-style-name="L4"/>
    <style:style style:name="P28" style:family="paragraph" style:parent-style-name="Text_20_body">
      <style:paragraph-properties fo:margin-top="0cm" fo:margin-bottom="0cm" style:contextual-spacing="false" fo:text-align="end" style:justify-single-word="false"/>
    </style:style>
    <style:style style:name="P29" style:family="paragraph" style:parent-style-name="Text_20_body" style:list-style-name="L5">
      <style:paragraph-properties fo:margin-top="0cm" fo:margin-bottom="0cm" style:contextual-spacing="false"/>
    </style:style>
    <style:style style:name="P30" style:family="paragraph" style:parent-style-name="Text_20_body" style:list-style-name="L5"/>
    <style:style style:name="P31" style:family="paragraph" style:parent-style-name="Text_20_body" style:list-style-name="L6">
      <style:paragraph-properties fo:margin-top="0cm" fo:margin-bottom="0cm" style:contextual-spacing="false"/>
    </style:style>
    <style:style style:name="P32" style:family="paragraph" style:parent-style-name="Text_20_body" style:list-style-name="L6"/>
    <style:style style:name="P33" style:family="paragraph" style:parent-style-name="Text_20_body" style:list-style-name="L7">
      <style:paragraph-properties fo:margin-top="0cm" fo:margin-bottom="0cm" style:contextual-spacing="false"/>
    </style:style>
    <style:style style:name="P34" style:family="paragraph" style:parent-style-name="Text_20_body" style:list-style-name="L7"/>
    <style:style style:name="P35" style:family="paragraph" style:parent-style-name="Text_20_body" style:list-style-name="L8">
      <style:paragraph-properties fo:margin-top="0cm" fo:margin-bottom="0cm" style:contextual-spacing="false"/>
    </style:style>
    <style:style style:name="P36" style:family="paragraph" style:parent-style-name="Text_20_body" style:list-style-name="L8"/>
    <style:style style:name="P37" style:family="paragraph" style:parent-style-name="Text_20_body" style:list-style-name="L9">
      <style:paragraph-properties fo:margin-top="0cm" fo:margin-bottom="0cm" style:contextual-spacing="false"/>
    </style:style>
    <style:style style:name="P38" style:family="paragraph" style:parent-style-name="Text_20_body" style:list-style-name="L9"/>
    <style:style style:name="P39" style:family="paragraph" style:parent-style-name="Text_20_body" style:list-style-name="L10">
      <style:paragraph-properties fo:margin-top="0cm" fo:margin-bottom="0cm" style:contextual-spacing="false"/>
    </style:style>
    <style:style style:name="P40" style:family="paragraph" style:parent-style-name="Text_20_body" style:list-style-name="L10"/>
    <style:style style:name="P41" style:family="paragraph" style:parent-style-name="Heading_20_3">
      <style:text-properties officeooo:rsid="0022e570" officeooo:paragraph-rsid="0022e570"/>
    </style:style>
    <style:style style:name="P42" style:family="paragraph" style:parent-style-name="Text_20_body">
      <style:paragraph-properties fo:text-align="end" style:justify-single-word="false"/>
      <style:text-properties officeooo:paragraph-rsid="0022e570"/>
    </style:style>
    <style:style style:name="P43" style:family="paragraph" style:parent-style-name="Text_20_body" style:list-style-name="L11">
      <style:paragraph-properties fo:margin-top="0cm" fo:margin-bottom="0cm" style:contextual-spacing="false"/>
    </style:style>
    <style:style style:name="P44" style:family="paragraph" style:parent-style-name="Text_20_body" style:list-style-name="L11"/>
    <style:style style:name="P45" style:family="paragraph" style:parent-style-name="Text_20_body" style:list-style-name="L12">
      <style:paragraph-properties fo:margin-top="0cm" fo:margin-bottom="0cm" style:contextual-spacing="false"/>
    </style:style>
    <style:style style:name="P46" style:family="paragraph" style:parent-style-name="Text_20_body" style:list-style-name="L12"/>
    <style:style style:name="P47" style:family="paragraph" style:parent-style-name="Text_20_body" style:list-style-name="L13">
      <style:paragraph-properties fo:margin-top="0cm" fo:margin-bottom="0cm" style:contextual-spacing="false"/>
    </style:style>
    <style:style style:name="P48" style:family="paragraph" style:parent-style-name="Text_20_body" style:list-style-name="L13"/>
    <style:style style:name="P49" style:family="paragraph" style:parent-style-name="Text_20_body" style:list-style-name="L14">
      <style:paragraph-properties fo:margin-top="0cm" fo:margin-bottom="0cm" style:contextual-spacing="false"/>
    </style:style>
    <style:style style:name="P50" style:family="paragraph" style:parent-style-name="Text_20_body" style:list-style-name="L14"/>
    <style:style style:name="P51" style:family="paragraph" style:parent-style-name="Text_20_body" style:list-style-name="L15">
      <style:paragraph-properties fo:margin-top="0cm" fo:margin-bottom="0cm" style:contextual-spacing="false"/>
    </style:style>
    <style:style style:name="P52" style:family="paragraph" style:parent-style-name="Text_20_body" style:list-style-name="L15"/>
    <style:style style:name="P53" style:family="paragraph" style:parent-style-name="Text_20_body" style:list-style-name="L16">
      <style:paragraph-properties fo:margin-top="0cm" fo:margin-bottom="0cm" style:contextual-spacing="false"/>
    </style:style>
    <style:style style:name="P54" style:family="paragraph" style:parent-style-name="Text_20_body" style:list-style-name="L16"/>
    <style:style style:name="P55" style:family="paragraph" style:parent-style-name="Text_20_body" style:list-style-name="L17">
      <style:paragraph-properties fo:margin-top="0cm" fo:margin-bottom="0cm" style:contextual-spacing="false"/>
    </style:style>
    <style:style style:name="P56" style:family="paragraph" style:parent-style-name="Text_20_body" style:list-style-name="L17"/>
    <style:style style:name="P57" style:family="paragraph" style:parent-style-name="Text_20_body" style:list-style-name="L18">
      <style:paragraph-properties fo:margin-top="0cm" fo:margin-bottom="0cm" style:contextual-spacing="false"/>
    </style:style>
    <style:style style:name="P58" style:family="paragraph" style:parent-style-name="Text_20_body" style:list-style-name="L18"/>
    <style:style style:name="P59" style:family="paragraph" style:parent-style-name="Text_20_body" style:list-style-name="L19">
      <style:paragraph-properties fo:margin-top="0cm" fo:margin-bottom="0cm" style:contextual-spacing="false"/>
    </style:style>
    <style:style style:name="P60" style:family="paragraph" style:parent-style-name="Text_20_body" style:list-style-name="L19"/>
    <style:style style:name="P61" style:family="paragraph" style:parent-style-name="Text_20_body" style:list-style-name="L20">
      <style:paragraph-properties fo:margin-top="0cm" fo:margin-bottom="0cm" style:contextual-spacing="false"/>
    </style:style>
    <style:style style:name="P62" style:family="paragraph" style:parent-style-name="Text_20_body" style:list-style-name="L20"/>
    <style:style style:name="P63" style:family="paragraph" style:parent-style-name="Text_20_body" style:list-style-name="L21">
      <style:paragraph-properties fo:margin-top="0cm" fo:margin-bottom="0cm" style:contextual-spacing="false"/>
    </style:style>
    <style:style style:name="P64" style:family="paragraph" style:parent-style-name="Text_20_body" style:list-style-name="L21"/>
    <style:style style:name="P65" style:family="paragraph" style:parent-style-name="Text_20_body" style:list-style-name="L22">
      <style:paragraph-properties fo:margin-top="0cm" fo:margin-bottom="0cm" style:contextual-spacing="false"/>
    </style:style>
    <style:style style:name="P66" style:family="paragraph" style:parent-style-name="Text_20_body" style:list-style-name="L22"/>
    <style:style style:name="P67" style:family="paragraph" style:parent-style-name="Text_20_body">
      <style:paragraph-properties fo:margin-top="0cm" fo:margin-bottom="0cm" style:contextual-spacing="false"/>
    </style:style>
    <style:style style:name="P68" style:family="paragraph" style:parent-style-name="Text_20_body">
      <style:paragraph-properties fo:text-align="end" style:justify-single-word="false"/>
    </style:style>
    <style:style style:name="P69" style:family="paragraph" style:parent-style-name="Text_20_body" style:list-style-name="L23">
      <style:paragraph-properties fo:margin-top="0cm" fo:margin-bottom="0cm" style:contextual-spacing="false"/>
    </style:style>
    <style:style style:name="P70" style:family="paragraph" style:parent-style-name="Text_20_body" style:list-style-name="L23"/>
    <style:style style:name="P71" style:family="paragraph" style:parent-style-name="Text_20_body" style:list-style-name="L24">
      <style:paragraph-properties fo:margin-top="0cm" fo:margin-bottom="0cm" style:contextual-spacing="false"/>
    </style:style>
    <style:style style:name="P72" style:family="paragraph" style:parent-style-name="Text_20_body" style:list-style-name="L24"/>
    <style:style style:name="P73" style:family="paragraph" style:parent-style-name="Text_20_body" style:list-style-name="L25">
      <style:paragraph-properties fo:margin-top="0cm" fo:margin-bottom="0cm" style:contextual-spacing="false"/>
    </style:style>
    <style:style style:name="P74" style:family="paragraph" style:parent-style-name="Text_20_body" style:list-style-name="L25"/>
    <style:style style:name="P75" style:family="paragraph" style:parent-style-name="Text_20_body" style:list-style-name="L26">
      <style:paragraph-properties fo:margin-top="0cm" fo:margin-bottom="0cm" style:contextual-spacing="false"/>
    </style:style>
    <style:style style:name="P76" style:family="paragraph" style:parent-style-name="Text_20_body" style:list-style-name="L26"/>
    <style:style style:name="P77" style:family="paragraph" style:parent-style-name="Text_20_body" style:list-style-name="L27">
      <style:paragraph-properties fo:margin-top="0cm" fo:margin-bottom="0cm" style:contextual-spacing="false"/>
    </style:style>
    <style:style style:name="P78" style:family="paragraph" style:parent-style-name="Text_20_body" style:list-style-name="L27"/>
    <style:style style:name="P79" style:family="paragraph" style:parent-style-name="Text_20_body" style:list-style-name="L28"/>
    <style:style style:name="P80" style:family="paragraph" style:parent-style-name="Text_20_body" style:list-style-name="L28">
      <style:paragraph-properties fo:margin-top="0cm" fo:margin-bottom="0cm" style:contextual-spacing="false"/>
    </style:style>
    <style:style style:name="P81" style:family="paragraph" style:parent-style-name="Text_20_body" style:list-style-name="L29">
      <style:paragraph-properties fo:margin-top="0cm" fo:margin-bottom="0cm" style:contextual-spacing="false"/>
    </style:style>
    <style:style style:name="P82" style:family="paragraph" style:parent-style-name="Text_20_body" style:list-style-name="L29"/>
    <style:style style:name="P83" style:family="paragraph" style:parent-style-name="Text_20_body" style:list-style-name="L30">
      <style:paragraph-properties fo:margin-top="0cm" fo:margin-bottom="0cm" style:contextual-spacing="false"/>
    </style:style>
    <style:style style:name="P84" style:family="paragraph" style:parent-style-name="Text_20_body" style:list-style-name="L30"/>
    <style:style style:name="P85" style:family="paragraph" style:parent-style-name="Text_20_body" style:list-style-name="L31">
      <style:paragraph-properties fo:margin-top="0cm" fo:margin-bottom="0cm" style:contextual-spacing="false"/>
    </style:style>
    <style:style style:name="P86" style:family="paragraph" style:parent-style-name="Text_20_body" style:list-style-name="L31"/>
    <style:style style:name="P87" style:family="paragraph" style:parent-style-name="Text_20_body" style:list-style-name="L32">
      <style:paragraph-properties fo:margin-top="0cm" fo:margin-bottom="0cm" style:contextual-spacing="false"/>
    </style:style>
    <style:style style:name="P88" style:family="paragraph" style:parent-style-name="Text_20_body" style:list-style-name="L32"/>
    <style:style style:name="P89" style:family="paragraph" style:parent-style-name="Text_20_body" style:list-style-name="L33">
      <style:paragraph-properties fo:margin-top="0cm" fo:margin-bottom="0cm" style:contextual-spacing="false"/>
    </style:style>
    <style:style style:name="P90" style:family="paragraph" style:parent-style-name="Text_20_body" style:list-style-name="L33"/>
    <style:style style:name="P91" style:family="paragraph" style:parent-style-name="Text_20_body" style:list-style-name="L34">
      <style:paragraph-properties fo:margin-top="0cm" fo:margin-bottom="0cm" style:contextual-spacing="false"/>
    </style:style>
    <style:style style:name="P92" style:family="paragraph" style:parent-style-name="Text_20_body" style:list-style-name="L34"/>
    <style:style style:name="P93" style:family="paragraph" style:parent-style-name="Text_20_body" style:list-style-name="L35">
      <style:paragraph-properties fo:margin-top="0cm" fo:margin-bottom="0cm" style:contextual-spacing="false"/>
    </style:style>
    <style:style style:name="P94" style:family="paragraph" style:parent-style-name="Text_20_body" style:list-style-name="L35"/>
    <style:style style:name="P95" style:family="paragraph" style:parent-style-name="Text_20_body" style:list-style-name="L36">
      <style:paragraph-properties fo:margin-top="0cm" fo:margin-bottom="0cm" style:contextual-spacing="false"/>
    </style:style>
    <style:style style:name="P96" style:family="paragraph" style:parent-style-name="Text_20_body" style:list-style-name="L36"/>
    <style:style style:name="P97" style:family="paragraph" style:parent-style-name="Text_20_body" style:list-style-name="L37"/>
    <style:style style:name="P98" style:family="paragraph" style:parent-style-name="Text_20_body" style:list-style-name="L37">
      <style:paragraph-properties fo:margin-top="0cm" fo:margin-bottom="0cm" style:contextual-spacing="false"/>
    </style:style>
    <style:style style:name="P99" style:family="paragraph" style:parent-style-name="Text_20_body" style:list-style-name="L38"/>
    <style:style style:name="P100" style:family="paragraph" style:parent-style-name="Text_20_body" style:list-style-name="L38">
      <style:paragraph-properties fo:margin-top="0cm" fo:margin-bottom="0cm" style:contextual-spacing="false"/>
    </style:style>
    <style:style style:name="P101" style:family="paragraph" style:parent-style-name="Text_20_body">
      <style:text-properties officeooo:paragraph-rsid="0022e570"/>
    </style:style>
    <style:style style:name="P102" style:family="paragraph" style:parent-style-name="Heading_20_2">
      <style:text-properties officeooo:rsid="002eea9a" officeooo:paragraph-rsid="002eea9a"/>
    </style:style>
    <style:style style:name="P103" style:family="paragraph" style:parent-style-name="Text_20_body" style:list-style-name="L39">
      <style:paragraph-properties fo:margin-top="0cm" fo:margin-bottom="0cm" style:contextual-spacing="false"/>
    </style:style>
    <style:style style:name="P104" style:family="paragraph" style:parent-style-name="Text_20_body" style:list-style-name="L39"/>
    <style:style style:name="T1" style:family="text">
      <style:text-properties officeooo:rsid="001c6898"/>
    </style:style>
    <style:style style:name="T2" style:family="text">
      <style:text-properties officeooo:rsid="00199789"/>
    </style:style>
    <style:style style:name="T3" style:family="text">
      <style:text-properties officeooo:rsid="001af800"/>
    </style:style>
    <style:style style:name="T4" style:family="text">
      <style:text-properties officeooo:rsid="001e42d8"/>
    </style:style>
    <style:style style:name="T5" style:family="text">
      <style:text-properties officeooo:rsid="00208a27"/>
    </style:style>
    <style:style style:name="T6" style:family="text">
      <style:text-properties officeooo:rsid="00181d28"/>
    </style:style>
    <style:style style:name="T7" style:family="text">
      <style:text-properties officeooo:rsid="001c8d46"/>
    </style:style>
    <style:style style:name="T8" style:family="text">
      <style:text-properties officeooo:rsid="0023924d"/>
    </style:style>
    <style:style style:name="fr1" style:family="graphic" style:parent-style-name="Frame">
      <style:graphic-properties style:vertical-pos="middle" style:vertical-rel="page" style:horizontal-pos="center" style:horizontal-rel="page" fo:padding="0.15cm" fo:border="0.06pt solid #00000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1" svg:width="12.091cm" draw:z-index="0">
        <draw:text-box fo:min-height="7.382cm">
          <text:p text:style-name="Title">Documentation </text:p>
          <text:p text:style-name="Title">Projet Science:</text:p>
          <text:p text:style-name="Title">La date de naissance</text:p>
        </draw:text-box>
      </draw:frame>
      <text:p text:style-name="P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2">Sommaire</text:p>
          </text:index-title>
          <text:p text:style-name="P3"><text:a xlink:type="simple" xlink:href="#__RefHeading___Toc211_633676740" text:style-name="Index_20_Link" text:visited-style-name="Index_20_Link">I. Commencement du site web<text:tab/>4</text:a></text:p>
          <text:p text:style-name="P4"><text:a xlink:type="simple" xlink:href="#__RefHeading___Toc213_633676740" text:style-name="Index_20_Link" text:visited-style-name="Index_20_Link"><text:s text:c="2"/>1) <text:s/>Clarification du projet :<text:tab/>4</text:a></text:p>
          <text:p text:style-name="P5"><text:a xlink:type="simple" xlink:href="#__RefHeading___Toc156_132402298" text:style-name="Index_20_Link" text:visited-style-name="Index_20_Link"><text:s text:c="4"/>a) Objectif du site :<text:tab/>4</text:a></text:p>
          <text:p text:style-name="P5"><text:a xlink:type="simple" xlink:href="#__RefHeading___Toc158_132402298" text:style-name="Index_20_Link" text:visited-style-name="Index_20_Link"><text:s text:c="4"/>b) Public cible :<text:tab/>4</text:a></text:p>
          <text:p text:style-name="P5"><text:a xlink:type="simple" xlink:href="#__RefHeading___Toc160_132402298" text:style-name="Index_20_Link" text:visited-style-name="Index_20_Link"><text:s text:c="4"/>c) Technologie :<text:tab/>4</text:a></text:p>
          <text:p text:style-name="P5"><text:a xlink:type="simple" xlink:href="#__RefHeading___Toc162_132402298" text:style-name="Index_20_Link" text:visited-style-name="Index_20_Link"><text:s text:c="4"/>d) Design et structure :<text:tab/>4</text:a></text:p>
          <text:p text:style-name="P4"><text:a xlink:type="simple" xlink:href="#__RefHeading___Toc164_132402298" text:style-name="Index_20_Link" text:visited-style-name="Index_20_Link"><text:s text:c="2"/>2) Planification :<text:tab/>4</text:a></text:p>
          <text:p text:style-name="P5"><text:a xlink:type="simple" xlink:href="#__RefHeading___Toc166_132402298" text:style-name="Index_20_Link" text:visited-style-name="Index_20_Link"><text:s text:c="4"/>a) Définir les pages principales :<text:tab/>4</text:a></text:p>
          <text:p text:style-name="P5"><text:a xlink:type="simple" xlink:href="#__RefHeading___Toc168_132402298" text:style-name="Index_20_Link" text:visited-style-name="Index_20_Link"><text:s text:c="4"/>b) Disposer les éléments clefs<text:tab/>5</text:a></text:p>
          <text:p text:style-name="P5"><text:a xlink:type="simple" xlink:href="#__RefHeading___Toc170_132402298" text:style-name="Index_20_Link" text:visited-style-name="Index_20_Link"><text:s text:c="4"/>c) Les croquis :<text:tab/>5</text:a></text:p>
          <text:p text:style-name="P3"><text:a xlink:type="simple" xlink:href="#__RefHeading___Toc269_132402298" text:style-name="Index_20_Link" text:visited-style-name="Index_20_Link">II. Sources :<text:tab/>5</text:a></text:p>
          <text:p text:style-name="P4"><text:a xlink:type="simple" xlink:href="#__RefHeading___Toc271_132402298" text:style-name="Index_20_Link" text:visited-style-name="Index_20_Link"><text:s text:c="2"/>1) Conversation ChatGPT :<text:tab/>5</text:a></text:p>
          <text:p text:style-name="P5"><text:a xlink:type="simple" xlink:href="#__RefHeading___Toc273_132402298" text:style-name="Index_20_Link" text:visited-style-name="Index_20_Link"><text:s text:c="4"/>a) Astrologie Science ou croyance :<text:tab/>5</text:a></text:p>
          <text:p text:style-name="P6"><text:a xlink:type="simple" xlink:href="#__RefHeading___Toc275_132402298" text:style-name="Index_20_Link" text:visited-style-name="Index_20_Link">1. Astrologie Mésopotamienne (Babylone, actuelle Irak)<text:tab/>7</text:a></text:p>
          <text:p text:style-name="P6"><text:a xlink:type="simple" xlink:href="#__RefHeading___Toc277_132402298" text:style-name="Index_20_Link" text:visited-style-name="Index_20_Link">2. Astrologie Égyptienne<text:tab/>7</text:a></text:p>
          <text:p text:style-name="P6"><text:a xlink:type="simple" xlink:href="#__RefHeading___Toc279_132402298" text:style-name="Index_20_Link" text:visited-style-name="Index_20_Link">3. Astrologie Grecque et Romaine<text:tab/>7</text:a></text:p>
          <text:p text:style-name="P6"><text:a xlink:type="simple" xlink:href="#__RefHeading___Toc281_132402298" text:style-name="Index_20_Link" text:visited-style-name="Index_20_Link">4. Astrologie Indienne (Védique ou Jyotish)<text:tab/>7</text:a></text:p>
          <text:p text:style-name="P6"><text:a xlink:type="simple" xlink:href="#__RefHeading___Toc283_132402298" text:style-name="Index_20_Link" text:visited-style-name="Index_20_Link">5. Astrologie Chinoise<text:tab/>8</text:a></text:p>
          <text:p text:style-name="P6"><text:a xlink:type="simple" xlink:href="#__RefHeading___Toc285_132402298" text:style-name="Index_20_Link" text:visited-style-name="Index_20_Link">6. Astrologie Maya et Aztèque<text:tab/>8</text:a></text:p>
          <text:p text:style-name="P6"><text:a xlink:type="simple" xlink:href="#__RefHeading___Toc287_132402298" text:style-name="Index_20_Link" text:visited-style-name="Index_20_Link">Conclusion<text:tab/>8</text:a></text:p>
          <text:p text:style-name="P6"><text:a xlink:type="simple" xlink:href="#__RefHeading___Toc289_132402298" text:style-name="Index_20_Link" text:visited-style-name="Index_20_Link">1. Origine et évolution<text:tab/>8</text:a></text:p>
          <text:p text:style-name="P6"><text:a xlink:type="simple" xlink:href="#__RefHeading___Toc291_132402298" text:style-name="Index_20_Link" text:visited-style-name="Index_20_Link">Conclusion<text:tab/>10</text:a></text:p>
          <text:p text:style-name="P5"><text:a xlink:type="simple" xlink:href="#__RefHeading___Toc293_132402298" text:style-name="Index_20_Link" text:visited-style-name="Index_20_Link"><text:s text:c="4"/>b) Les croyances occidental et chinoise<text:tab/>10</text:a></text:p>
          <text:p text:style-name="P6"><text:a xlink:type="simple" xlink:href="#__RefHeading___Toc297_132402298" text:style-name="Index_20_Link" text:visited-style-name="Index_20_Link">1. Bélier (21 mars - 19 avril) 🔥<text:tab/>10</text:a></text:p>
          <text:p text:style-name="P6"><text:a xlink:type="simple" xlink:href="#__RefHeading___Toc299_132402298" text:style-name="Index_20_Link" text:visited-style-name="Index_20_Link">2. Taureau (20 avril - 20 mai) 🌍<text:tab/>10</text:a></text:p>
          <text:p text:style-name="P6"><text:a xlink:type="simple" xlink:href="#__RefHeading___Toc301_132402298" text:style-name="Index_20_Link" text:visited-style-name="Index_20_Link">3. Gémeaux (21 mai - 20 juin) 🌬️<text:tab/>11</text:a></text:p>
          <text:p text:style-name="P6"><text:a xlink:type="simple" xlink:href="#__RefHeading___Toc303_132402298" text:style-name="Index_20_Link" text:visited-style-name="Index_20_Link">4. Cancer (21 juin - 22 juillet) 🌊<text:tab/>11</text:a></text:p>
          <text:p text:style-name="P6"><text:a xlink:type="simple" xlink:href="#__RefHeading___Toc305_132402298" text:style-name="Index_20_Link" text:visited-style-name="Index_20_Link">5. Lion (23 juillet - 22 août) 🔥<text:tab/>11</text:a></text:p>
          <text:p text:style-name="P6"><text:a xlink:type="simple" xlink:href="#__RefHeading___Toc307_132402298" text:style-name="Index_20_Link" text:visited-style-name="Index_20_Link">6. Vierge (23 août - 22 septembre) 🌍<text:tab/>11</text:a></text:p>
          <text:p text:style-name="P6"><text:a xlink:type="simple" xlink:href="#__RefHeading___Toc309_132402298" text:style-name="Index_20_Link" text:visited-style-name="Index_20_Link">7. Balance (23 septembre - 22 octobre) 🌬️<text:tab/>12</text:a></text:p>
          <text:p text:style-name="P6"><text:a xlink:type="simple" xlink:href="#__RefHeading___Toc311_132402298" text:style-name="Index_20_Link" text:visited-style-name="Index_20_Link"><text:soft-page-break/>8. Scorpion (23 octobre - 21 novembre) 🌊<text:tab/>12</text:a></text:p>
          <text:p text:style-name="P6"><text:a xlink:type="simple" xlink:href="#__RefHeading___Toc313_132402298" text:style-name="Index_20_Link" text:visited-style-name="Index_20_Link">9. Sagittaire (22 novembre - 21 décembre) 🔥<text:tab/>12</text:a></text:p>
          <text:p text:style-name="P6"><text:a xlink:type="simple" xlink:href="#__RefHeading___Toc315_132402298" text:style-name="Index_20_Link" text:visited-style-name="Index_20_Link">10. Capricorne (22 décembre - 19 janvier) 🌍<text:tab/>12</text:a></text:p>
          <text:p text:style-name="P6"><text:a xlink:type="simple" xlink:href="#__RefHeading___Toc317_132402298" text:style-name="Index_20_Link" text:visited-style-name="Index_20_Link">11. Verseau (20 janvier - 18 février) 🌬️<text:tab/>13</text:a></text:p>
          <text:p text:style-name="P6"><text:a xlink:type="simple" xlink:href="#__RefHeading___Toc319_132402298" text:style-name="Index_20_Link" text:visited-style-name="Index_20_Link">12. Poissons (19 février - 20 mars) 🌊<text:tab/>13</text:a></text:p>
          <text:p text:style-name="P6"><text:a xlink:type="simple" xlink:href="#__RefHeading___Toc323_132402298" text:style-name="Index_20_Link" text:visited-style-name="Index_20_Link">Influence de l'ascendant<text:tab/>14</text:a></text:p>
          <text:p text:style-name="P6"><text:a xlink:type="simple" xlink:href="#__RefHeading___Toc325_132402298" text:style-name="Index_20_Link" text:visited-style-name="Index_20_Link">Exemple d'interprétation signe solaire vs ascendant<text:tab/>14</text:a></text:p>
          <text:p text:style-name="P6"><text:a xlink:type="simple" xlink:href="#__RefHeading___Toc327_132402298" text:style-name="Index_20_Link" text:visited-style-name="Index_20_Link">Les 12 ascendants et leurs caractéristiques<text:tab/>14</text:a></text:p>
          <text:p text:style-name="P6"><text:a xlink:type="simple" xlink:href="#__RefHeading___Toc329_132402298" text:style-name="Index_20_Link" text:visited-style-name="Index_20_Link">Comment connaître ton ascendant ?<text:tab/>15</text:a></text:p>
          <text:p text:style-name="P6"><text:a xlink:type="simple" xlink:href="#__RefHeading___Toc331_132402298" text:style-name="Index_20_Link" text:visited-style-name="Index_20_Link">Formule générale pour calculer l'ascendant<text:tab/>16</text:a></text:p>
          <text:p text:style-name="P6"><text:a xlink:type="simple" xlink:href="#__RefHeading___Toc333_132402298" text:style-name="Index_20_Link" text:visited-style-name="Index_20_Link">Étapes de calcul détaillées<text:tab/>16</text:a></text:p>
          <text:p text:style-name="P6"><text:a xlink:type="simple" xlink:href="#__RefHeading___Toc335_132402298" text:style-name="Index_20_Link" text:visited-style-name="Index_20_Link">Formule simplifiée pour une estimation rapide<text:tab/>17</text:a></text:p>
          <text:p text:style-name="P6"><text:a xlink:type="simple" xlink:href="#__RefHeading___Toc337_132402298" text:style-name="Index_20_Link" text:visited-style-name="Index_20_Link">Exemple de calcul<text:tab/>18</text:a></text:p>
          <text:p text:style-name="P6"><text:a xlink:type="simple" xlink:href="#__RefHeading___Toc339_132402298" text:style-name="Index_20_Link" text:visited-style-name="Index_20_Link">Les 12 signes du zodiaque chinois et leurs années récentes<text:tab/>19</text:a></text:p>
          <text:p text:style-name="P6"><text:a xlink:type="simple" xlink:href="#__RefHeading___Toc341_132402298" text:style-name="Index_20_Link" text:visited-style-name="Index_20_Link">Les 5 éléments dans l'astrologie chinoise<text:tab/>20</text:a></text:p>
          <text:p text:style-name="P6"><text:a xlink:type="simple" xlink:href="#__RefHeading___Toc343_132402298" text:style-name="Index_20_Link" text:visited-style-name="Index_20_Link">Comment connaître ton signe chinois ?<text:tab/>21</text:a></text:p>
          <text:p text:style-name="P6"><text:a xlink:type="simple" xlink:href="#__RefHeading___Toc345_132402298" text:style-name="Index_20_Link" text:visited-style-name="Index_20_Link">Le système des Quatre Piliers du Destin (BaZi)<text:tab/>21</text:a></text:p>
          <text:p text:style-name="P6"><text:a xlink:type="simple" xlink:href="#__RefHeading___Toc347_132402298" text:style-name="Index_20_Link" text:visited-style-name="Index_20_Link">Correspondance des jours de naissance aux signes du zodiaque chinois<text:tab/>22</text:a></text:p>
          <text:p text:style-name="P6"><text:a xlink:type="simple" xlink:href="#__RefHeading___Toc349_132402298" text:style-name="Index_20_Link" text:visited-style-name="Index_20_Link">Comment connaître son signe du jour de naissance ?<text:tab/>22</text:a></text:p>
          <text:p text:style-name="P6"><text:a xlink:type="simple" xlink:href="#__RefHeading___Toc355_132402298" text:style-name="Index_20_Link" text:visited-style-name="Index_20_Link">Formule générale pour calculer le signe chinois du jour de naissance<text:tab/>23</text:a></text:p>
          <text:p text:style-name="P6"><text:a xlink:type="simple" xlink:href="#__RefHeading___Toc357_132402298" text:style-name="Index_20_Link" text:visited-style-name="Index_20_Link">Exemple de calcul<text:tab/>25</text:a></text:p>
          <text:p text:style-name="P6"><text:a xlink:type="simple" xlink:href="#__RefHeading___Toc359_132402298" text:style-name="Index_20_Link" text:visited-style-name="Index_20_Link">Formule simplifiée pour estimer rapidement<text:tab/>26</text:a></text:p>
        </text:index-body>
      </text:table-of-content>
      <text:p text:style-name="P7"/>
      <text:h text:style-name="P8" text:outline-level="1"><text:bookmark-start text:name="__RefHeading___Toc211_633676740"/>Commencement du site web<text:bookmark-end text:name="__RefHeading___Toc211_633676740"/></text:h>
      <text:h text:style-name="P9" text:outline-level="2"><text:bookmark-start text:name="__RefHeading___Toc213_633676740"/><text:s/><text:span text:style-name="T1">Clarification du projet :</text:span><text:bookmark-end text:name="__RefHeading___Toc213_633676740"/></text:h>
      <text:h text:style-name="Heading_20_3" text:outline-level="3"><text:bookmark-start text:name="__RefHeading___Toc156_132402298"/>Objectif du site :<text:bookmark-end text:name="__RefHeading___Toc156_132402298"/></text:h>
      <text:p text:style-name="Standard"><text:tab/>Je voudrais un site vitrine pour montrer mes capacités.</text:p>
      <text:h text:style-name="Heading_20_3" text:outline-level="3"><text:bookmark-start text:name="__RefHeading___Toc158_132402298"/>Public cible :<text:bookmark-end text:name="__RefHeading___Toc158_132402298"/></text:h>
      <text:p text:style-name="P10"><text:tab/>Ceux qui vont l’utiliser sont des formateur. Les fonctionnalités sont de montrer mes compétence a travers les sciences liée au jour de naissances.</text:p>
      <text:h text:style-name="Heading_20_3" text:outline-level="3"><text:bookmark-start text:name="__RefHeading___Toc160_132402298"/>Technologie :<text:bookmark-end text:name="__RefHeading___Toc160_132402298"/></text:h>
      <text:p text:style-name="P11"><text:tab/><text:span text:style-name="T2">Le préférerais partir sur HTML/CSS/JS </text:span><text:span text:style-name="T3">pour faire quelque chose de simple mais de ma</text:span><text:span text:style-name="T1">î</text:span><text:span text:style-name="T3">triser</text:span><text:span text:style-name="T2">.</text:span></text:p>
      <text:h text:style-name="Heading_20_3" text:outline-level="3"><text:bookmark-start text:name="__RefHeading___Toc162_132402298"/>Design et structure :<text:bookmark-end text:name="__RefHeading___Toc162_132402298"/></text:h>
      <text:p text:style-name="P12"><text:tab/><text:span text:style-name="T1">Je veux un style coloré. Je veux une page d’accueil, un page pour la science générale, celle chinoise, et à propos.</text:span></text:p>
      <text:p text:style-name="P12"/>
      <text:h text:style-name="Heading_20_2" text:outline-level="2"><text:bookmark-start text:name="__RefHeading___Toc164_132402298"/>Planification :<text:bookmark-end text:name="__RefHeading___Toc164_132402298"/></text:h>
      <text:h text:style-name="P13" text:outline-level="3"><text:bookmark-start text:name="__RefHeading___Toc166_132402298"/>Définir les pages principales :<text:bookmark-end text:name="__RefHeading___Toc166_132402298"/></text:h>
      <text:list text:style-name="L1">
        <text:list-item>
          <text:p text:style-name="P14">Une page d’accueil : <text:span text:style-name="T4">Accueillir montré les compétence en CSS animation 2D et 3D </text:span><text:span text:style-name="T5">avec gif</text:span><text:span text:style-name="T4">.</text:span></text:p>
        </text:list-item>
        <text:list-item>
          <text:p text:style-name="P14"><text:span text:style-name="T1">U</text:span>n<text:span text:style-name="T1">e</text:span> page pour la <text:span text:style-name="T5">croyance occidental</text:span> : <text:span text:style-name="T4">Utiliser JS pour en fonction de la date de naissance et de l’astrologie et l’ascendant </text:span><text:span text:style-name="T5">avec gif</text:span><text:span text:style-name="T4">.</text:span></text:p>
        </text:list-item>
        <text:list-item>
          <text:p text:style-name="P15"><text:soft-page-break/><text:span text:style-name="T1">Une page pour la </text:span><text:span text:style-name="T5">croyance</text:span><text:span text:style-name="T1"> </text:span>chinoise : <text:span text:style-name="T4">utiliser JS pour en fonction de la date de naissance et </text:span><text:span text:style-name="T6">les signes de l’année chinois </text:span><text:span text:style-name="T4">et l</text:span>e système des Quatre Piliers du Destin (BaZi) <text:span text:style-name="T5">avec gif.</text:span></text:p>
        </text:list-item>
        <text:list-item>
          <text:p text:style-name="P14"><text:span text:style-name="T7">Une page pour à</text:span> propos : <text:span text:style-name="T4">me présenter et mettre les sources </text:span><text:span text:style-name="T5">avec gif</text:span>.</text:p>
        </text:list-item>
      </text:list>
      <text:h text:style-name="P16" text:outline-level="3"><text:bookmark-start text:name="__RefHeading___Toc168_132402298"/>Disposer les éléments clefs <text:bookmark-end text:name="__RefHeading___Toc168_132402298"/></text:h>
      <text:list text:style-name="L2">
        <text:list-item>
          <text:p text:style-name="P17">En-tête (header): Petit le théme principales</text:p>
        </text:list-item>
        <text:list-item>
          <text:p text:style-name="P17">Menu de navigation : lien vers les autres pages web</text:p>
        </text:list-item>
        <text:list-item>
          <text:p text:style-name="P17">Corps de la page : sciences</text:p>
        </text:list-item>
        <text:list-item>
          <text:p text:style-name="P17">Pied de page (footer) : nom prénom a propos</text:p>
        </text:list-item>
      </text:list>
      <text:h text:style-name="Heading_20_3" text:outline-level="3"><text:bookmark-start text:name="__RefHeading___Toc170_132402298"/>Les croquis :<text:bookmark-end text:name="__RefHeading___Toc170_132402298"/></text:h>
      <text:p text:style-name="Standard"><text:bookmark-start text:name="__RefHeading___Toc172_132402298"/>Cf cahier Violetta<text:bookmark-end text:name="__RefHeading___Toc172_132402298"/></text:p>
      <text:p text:style-name="Standard"/>
      <text:h text:style-name="P18" text:outline-level="1"><text:bookmark-start text:name="__RefHeading___Toc269_132402298"/>Sources :<text:bookmark-end text:name="__RefHeading___Toc269_132402298"/></text:h>
      <text:p text:style-name="P19"/>
      <text:h text:style-name="P20" text:outline-level="2"><text:bookmark-start text:name="__RefHeading___Toc271_132402298"/>Conversation ChatGPT :<text:bookmark-end text:name="__RefHeading___Toc271_132402298"/></text:h>
      <text:p text:style-name="P21">Moi</text:p>
      <text:p text:style-name="P22">ChatGPT</text:p>
      <text:p text:style-name="Standard"><text:s/></text:p>
      <text:h text:style-name="P23" text:outline-level="3"><text:bookmark-start text:name="__RefHeading___Toc273_132402298"/>Astrologie Science ou croyance :<text:bookmark-end text:name="__RefHeading___Toc273_132402298"/></text:h>
      <text:list text:style-name="L3">
        <text:list-header>
          <text:p text:style-name="P24">Astrologie science ou croyance ?</text:p>
        </text:list-header>
      </text:list>
      <text:p text:style-name="Text_20_body">L'astrologie est généralement considérée comme une <text:span text:style-name="Strong_20_Emphasis">croyance</text:span> plutôt qu'une <text:span text:style-name="Strong_20_Emphasis">science</text:span>.</text:p>
      <text:p text:style-name="P25">Pourquoi ce n'est pas une science ?</text:p>
      <text:list text:style-name="L4">
        <text:list-item>
          <text:p text:style-name="P26"><text:soft-page-break/><text:span text:style-name="Strong_20_Emphasis">Absence de preuve empirique</text:span> : Les études scientifiques n'ont pas démontré de lien entre les positions des astres et la personnalité ou les événements de la vie.</text:p>
        </text:list-item>
        <text:list-item>
          <text:p text:style-name="P26"><text:span text:style-name="Strong_20_Emphasis">Manque de reproductibilité</text:span> : Une caractéristique essentielle de la science est que les résultats doivent être reproductibles. Or, les prédictions astrologiques varient selon les astrologues.</text:p>
        </text:list-item>
        <text:list-item>
          <text:p text:style-name="P27"><text:span text:style-name="Strong_20_Emphasis">Biais de confirmation</text:span> : Beaucoup de personnes ont l'impression que l'astrologie fonctionne parce qu'elles retiennent les prédictions qui se réalisent et oublient celles qui échouent.</text:p>
        </text:list-item>
      </text:list>
      <text:p text:style-name="P28">base astrologie pays</text:p>
      <text:p text:style-name="Text_20_body">L'astrologie a des racines anciennes et s'est développée dans plusieurs civilisations à travers le monde. Voici les principales bases astrologiques selon les régions :</text:p>
      <text:h text:style-name="Heading_20_4" text:outline-level="4" text:is-list-header="true"><text:bookmark-start text:name="__RefHeading___Toc275_132402298"/>1. <text:span text:style-name="Strong_20_Emphasis">Astrologie Mésopotamienne (Babylone, actuelle Irak)</text:span><text:bookmark-end text:name="__RefHeading___Toc275_132402298"/></text:h>
      <text:list text:style-name="L5">
        <text:list-item>
          <text:p text:style-name="P29"><text:span text:style-name="Strong_20_Emphasis">Origine</text:span> : C'est la plus ancienne forme connue d'astrologie (vers 2000 av. J.-C.).</text:p>
        </text:list-item>
        <text:list-item>
          <text:p text:style-name="P29"><text:span text:style-name="Strong_20_Emphasis">Principe</text:span> : Observation des astres pour prédire les événements liés aux rois et aux nations.</text:p>
        </text:list-item>
        <text:list-item>
          <text:p text:style-name="P30"><text:span text:style-name="Strong_20_Emphasis">Influence</text:span> : Base de l'astrologie occidentale.</text:p>
        </text:list-item>
      </text:list>
      <text:h text:style-name="Heading_20_4" text:outline-level="4" text:is-list-header="true"><text:bookmark-start text:name="__RefHeading___Toc277_132402298"/>2. <text:span text:style-name="Strong_20_Emphasis">Astrologie Égyptienne</text:span><text:bookmark-end text:name="__RefHeading___Toc277_132402298"/></text:h>
      <text:list text:style-name="L6">
        <text:list-item>
          <text:p text:style-name="P31"><text:span text:style-name="Strong_20_Emphasis">Origine</text:span> : Développée en parallèle avec la religion et les cycles du Nil.</text:p>
        </text:list-item>
        <text:list-item>
          <text:p text:style-name="P31"><text:span text:style-name="Strong_20_Emphasis">Principe</text:span> : Reliée aux dieux et au calendrier lunaire.</text:p>
        </text:list-item>
        <text:list-item>
          <text:p text:style-name="P32"><text:span text:style-name="Strong_20_Emphasis">Influence</text:span> : Fusion avec l'astrologie grecque après la conquête d'Alexandre le Grand.</text:p>
        </text:list-item>
      </text:list>
      <text:h text:style-name="Heading_20_4" text:outline-level="4" text:is-list-header="true"><text:bookmark-start text:name="__RefHeading___Toc279_132402298"/><text:soft-page-break/>3. <text:span text:style-name="Strong_20_Emphasis">Astrologie Grecque et Romaine</text:span><text:bookmark-end text:name="__RefHeading___Toc279_132402298"/></text:h>
      <text:list text:style-name="L7">
        <text:list-item>
          <text:p text:style-name="P33"><text:span text:style-name="Strong_20_Emphasis">Origine</text:span> : Héritée des Babyloniens et enrichie par les mathématiques grecques.</text:p>
        </text:list-item>
        <text:list-item>
          <text:p text:style-name="P33"><text:span text:style-name="Strong_20_Emphasis">Principe</text:span> : Création des 12 signes du zodiaque utilisés encore aujourd’hui.</text:p>
        </text:list-item>
        <text:list-item>
          <text:p text:style-name="P34"><text:span text:style-name="Strong_20_Emphasis">Personnalités clés</text:span> : Ptolémée, qui a écrit <text:span text:style-name="Emphasis">Tetrabiblos</text:span>, ouvrage de référence.</text:p>
        </text:list-item>
      </text:list>
      <text:h text:style-name="Heading_20_4" text:outline-level="4" text:is-list-header="true"><text:bookmark-start text:name="__RefHeading___Toc281_132402298"/>4. <text:span text:style-name="Strong_20_Emphasis">Astrologie Indienne (Védique ou Jyotish)</text:span><text:bookmark-end text:name="__RefHeading___Toc281_132402298"/></text:h>
      <text:list text:style-name="L8">
        <text:list-item>
          <text:p text:style-name="P35"><text:span text:style-name="Strong_20_Emphasis">Origine</text:span> : Basée sur les Védas (textes sacrés) et influencée par l'astronomie hindoue.</text:p>
        </text:list-item>
        <text:list-item>
          <text:p text:style-name="P35"><text:span text:style-name="Strong_20_Emphasis">Principe</text:span> : Utilise un zodiaque sidéral (lié aux constellations réelles) et met l’accent sur le karma et les cycles de vie.</text:p>
        </text:list-item>
        <text:list-item>
          <text:p text:style-name="P36"><text:span text:style-name="Strong_20_Emphasis">Particularité</text:span> : Très utilisée en Inde pour les mariages et les décisions importantes.</text:p>
        </text:list-item>
      </text:list>
      <text:h text:style-name="Heading_20_4" text:outline-level="4" text:is-list-header="true"><text:bookmark-start text:name="__RefHeading___Toc283_132402298"/>5. <text:span text:style-name="Strong_20_Emphasis">Astrologie Chinoise</text:span><text:bookmark-end text:name="__RefHeading___Toc283_132402298"/></text:h>
      <text:list text:style-name="L9">
        <text:list-item>
          <text:p text:style-name="P37"><text:span text:style-name="Strong_20_Emphasis">Origine</text:span> : Développée sous la dynastie Han (vers 200 av. J.-C.).</text:p>
        </text:list-item>
        <text:list-item>
          <text:p text:style-name="P37"><text:span text:style-name="Strong_20_Emphasis">Principe</text:span> : Basée sur un cycle de 12 animaux (Rat, Bœuf, Tigre, etc.) et les éléments (Bois, Feu, Terre, Métal, Eau).</text:p>
        </text:list-item>
        <text:list-item>
          <text:p text:style-name="P38"><text:span text:style-name="Strong_20_Emphasis">Particularité</text:span> : S'appuie sur le calendrier lunaire et l’influence du Yin et du Yang.</text:p>
        </text:list-item>
      </text:list>
      <text:h text:style-name="Heading_20_4" text:outline-level="4" text:is-list-header="true"><text:bookmark-start text:name="__RefHeading___Toc285_132402298"/>6. <text:span text:style-name="Strong_20_Emphasis">Astrologie Maya et Aztèque</text:span><text:bookmark-end text:name="__RefHeading___Toc285_132402298"/></text:h>
      <text:list text:style-name="L10">
        <text:list-item>
          <text:p text:style-name="P39"><text:span text:style-name="Strong_20_Emphasis">Origine</text:span> : Basée sur l'observation des cycles célestes et du calendrier sacré Tzolk'in.</text:p>
        </text:list-item>
        <text:list-item>
          <text:p text:style-name="P39"><text:span text:style-name="Strong_20_Emphasis">Principe</text:span> : Chaque jour de naissance est associé à une énergie spécifique.</text:p>
        </text:list-item>
        <text:list-item>
          <text:p text:style-name="P40"><text:span text:style-name="Strong_20_Emphasis">Particularité</text:span> : Très liée aux rituels et à la divination.</text:p>
        </text:list-item>
      </text:list>
      <text:h text:style-name="Heading_20_4" text:outline-level="4" text:is-list-header="true"><text:bookmark-start text:name="__RefHeading___Toc287_132402298"/><text:soft-page-break/>Conclusion<text:bookmark-end text:name="__RefHeading___Toc287_132402298"/></text:h>
      <text:p text:style-name="Text_20_body">L'astrologie a évolué différemment selon les civilisations, mais toutes cherchent à établir un lien entre les astres et le destin humain. Aujourd'hui, l'astrologie occidentale et l'astrologie chinoise sont les plus populaires dans le monde.</text:p>
      <text:h text:style-name="Heading_20_3" text:outline-level="3" text:is-list-header="true"/>
      <text:h text:style-name="P41" text:outline-level="3"><text:bookmark-start text:name="__RefHeading___Toc293_132402298"/>Les croyances occidental et chinoise<text:bookmark-end text:name="__RefHeading___Toc293_132402298"/></text:h>
      <text:p text:style-name="P42">Fait moi un récap des signe astrologique</text:p>
      <text:p text:style-name="Text_20_body">Voici un récapitulatif des 12 signes astrologiques du zodiaque, avec leurs principales caractéristiques :</text:p>
      <text:p text:style-name="Horizontal_20_Line"/>
      <text:h text:style-name="Heading_20_4" text:outline-level="4"><text:bookmark-start text:name="__RefHeading___Toc297_132402298"/><text:span text:style-name="Strong_20_Emphasis">1. Bélier (21 mars - 19 avril) 🔥</text:span><text:bookmark-end text:name="__RefHeading___Toc297_132402298"/></text:h>
      <text:list text:style-name="L11">
        <text:list-item>
          <text:p text:style-name="P43"><text:span text:style-name="Strong_20_Emphasis">Élément</text:span> : Feu</text:p>
        </text:list-item>
        <text:list-item>
          <text:p text:style-name="P43"><text:span text:style-name="Strong_20_Emphasis">Planète dominante</text:span> : Mars</text:p>
        </text:list-item>
        <text:list-item>
          <text:p text:style-name="P43"><text:span text:style-name="Strong_20_Emphasis">Qualités</text:span> : Énergique, courageux, spontané, leader</text:p>
        </text:list-item>
        <text:list-item>
          <text:p text:style-name="P43"><text:span text:style-name="Strong_20_Emphasis">Défauts</text:span> : Impulsif, impatient, têtu</text:p>
        </text:list-item>
        <text:list-item>
          <text:p text:style-name="P44"><text:span text:style-name="Strong_20_Emphasis">Compatibilité</text:span> : Lion, Sagittaire, Balance</text:p>
        </text:list-item>
      </text:list>
      <text:p text:style-name="Horizontal_20_Line"/>
      <text:h text:style-name="Heading_20_4" text:outline-level="4"><text:bookmark-start text:name="__RefHeading___Toc299_132402298"/><text:span text:style-name="Strong_20_Emphasis">2. Taureau (20 avril - 20 mai) 🌍</text:span><text:bookmark-end text:name="__RefHeading___Toc299_132402298"/></text:h>
      <text:list text:style-name="L12">
        <text:list-item>
          <text:p text:style-name="P45"><text:span text:style-name="Strong_20_Emphasis">Élément</text:span> : Terre</text:p>
        </text:list-item>
        <text:list-item>
          <text:p text:style-name="P45"><text:span text:style-name="Strong_20_Emphasis">Planète dominante</text:span> : Vénus</text:p>
        </text:list-item>
        <text:list-item>
          <text:p text:style-name="P45"><text:span text:style-name="Strong_20_Emphasis">Qualités</text:span> : Fiable, patient, sensuel, persévérant</text:p>
        </text:list-item>
        <text:list-item>
          <text:p text:style-name="P45"><text:span text:style-name="Strong_20_Emphasis">Défauts</text:span> : Têtu, possessif, matérialiste</text:p>
        </text:list-item>
        <text:list-item>
          <text:p text:style-name="P46"><text:span text:style-name="Strong_20_Emphasis">Compatibilité</text:span> : Vierge, Capricorne, Scorpion</text:p>
        </text:list-item>
      </text:list>
      <text:p text:style-name="Horizontal_20_Line"/>
      <text:h text:style-name="Heading_20_4" text:outline-level="4"><text:bookmark-start text:name="__RefHeading___Toc301_132402298"/><text:span text:style-name="Strong_20_Emphasis">3. Gémeaux (21 mai - 20 juin) 🌬️</text:span><text:bookmark-end text:name="__RefHeading___Toc301_132402298"/></text:h>
      <text:list text:style-name="L13">
        <text:list-item>
          <text:p text:style-name="P47"><text:span text:style-name="Strong_20_Emphasis">Élément</text:span> : Air</text:p>
        </text:list-item>
        <text:list-item>
          <text:p text:style-name="P47"><text:soft-page-break/><text:span text:style-name="Strong_20_Emphasis">Planète dominante</text:span> : Mercure</text:p>
        </text:list-item>
        <text:list-item>
          <text:p text:style-name="P47"><text:span text:style-name="Strong_20_Emphasis">Qualités</text:span> : Curieux, communicatif, adaptable, sociable</text:p>
        </text:list-item>
        <text:list-item>
          <text:p text:style-name="P47"><text:span text:style-name="Strong_20_Emphasis">Défauts</text:span> : Superficiel, instable, dispersé</text:p>
        </text:list-item>
        <text:list-item>
          <text:p text:style-name="P48"><text:span text:style-name="Strong_20_Emphasis">Compatibilité</text:span> : Balance, Verseau, Sagittaire</text:p>
        </text:list-item>
      </text:list>
      <text:p text:style-name="Horizontal_20_Line"/>
      <text:h text:style-name="Heading_20_4" text:outline-level="4"><text:bookmark-start text:name="__RefHeading___Toc303_132402298"/><text:span text:style-name="Strong_20_Emphasis">4. Cancer (21 juin - 22 juillet) 🌊</text:span><text:bookmark-end text:name="__RefHeading___Toc303_132402298"/></text:h>
      <text:list text:style-name="L14">
        <text:list-item>
          <text:p text:style-name="P49"><text:span text:style-name="Strong_20_Emphasis">Élément</text:span> : Eau</text:p>
        </text:list-item>
        <text:list-item>
          <text:p text:style-name="P49"><text:span text:style-name="Strong_20_Emphasis">Planète dominante</text:span> : Lune</text:p>
        </text:list-item>
        <text:list-item>
          <text:p text:style-name="P49"><text:span text:style-name="Strong_20_Emphasis">Qualités</text:span> : Sensible, protecteur, intuitif, loyal</text:p>
        </text:list-item>
        <text:list-item>
          <text:p text:style-name="P49"><text:span text:style-name="Strong_20_Emphasis">Défauts</text:span> : Lunatique, possessif, émotif</text:p>
        </text:list-item>
        <text:list-item>
          <text:p text:style-name="P50"><text:span text:style-name="Strong_20_Emphasis">Compatibilité</text:span> : Scorpion, Poissons, Capricorne</text:p>
        </text:list-item>
      </text:list>
      <text:p text:style-name="Horizontal_20_Line"/>
      <text:h text:style-name="Heading_20_4" text:outline-level="4"><text:bookmark-start text:name="__RefHeading___Toc305_132402298"/><text:span text:style-name="Strong_20_Emphasis">5. Lion (23 juillet - 22 août) 🔥</text:span><text:bookmark-end text:name="__RefHeading___Toc305_132402298"/></text:h>
      <text:list text:style-name="L15">
        <text:list-item>
          <text:p text:style-name="P51"><text:span text:style-name="Strong_20_Emphasis">Élément</text:span> : Feu</text:p>
        </text:list-item>
        <text:list-item>
          <text:p text:style-name="P51"><text:span text:style-name="Strong_20_Emphasis">Planète dominante</text:span> : Soleil</text:p>
        </text:list-item>
        <text:list-item>
          <text:p text:style-name="P51"><text:span text:style-name="Strong_20_Emphasis">Qualités</text:span> : Charismatique, généreux, confiant, ambitieux</text:p>
        </text:list-item>
        <text:list-item>
          <text:p text:style-name="P51"><text:span text:style-name="Strong_20_Emphasis">Défauts</text:span> : Arrogant, autoritaire, égocentrique</text:p>
        </text:list-item>
        <text:list-item>
          <text:p text:style-name="P52"><text:span text:style-name="Strong_20_Emphasis">Compatibilité</text:span> : Bélier, Sagittaire, Verseau</text:p>
        </text:list-item>
      </text:list>
      <text:p text:style-name="Horizontal_20_Line"/>
      <text:h text:style-name="Heading_20_4" text:outline-level="4"><text:bookmark-start text:name="__RefHeading___Toc307_132402298"/><text:span text:style-name="Strong_20_Emphasis">6. Vierge (23 août - 22 septembre) 🌍</text:span><text:bookmark-end text:name="__RefHeading___Toc307_132402298"/></text:h>
      <text:list text:style-name="L16">
        <text:list-item>
          <text:p text:style-name="P53"><text:span text:style-name="Strong_20_Emphasis">Élément</text:span> : Terre</text:p>
        </text:list-item>
        <text:list-item>
          <text:p text:style-name="P53"><text:span text:style-name="Strong_20_Emphasis">Planète dominante</text:span> : Mercure</text:p>
        </text:list-item>
        <text:list-item>
          <text:p text:style-name="P53"><text:span text:style-name="Strong_20_Emphasis">Qualités</text:span> : Organisé, méticuleux, analytique, fiable</text:p>
        </text:list-item>
        <text:list-item>
          <text:p text:style-name="P53"><text:span text:style-name="Strong_20_Emphasis">Défauts</text:span> : Perfectionniste, critique, anxieux</text:p>
        </text:list-item>
        <text:list-item>
          <text:p text:style-name="P54"><text:span text:style-name="Strong_20_Emphasis">Compatibilité</text:span> : Taureau, Capricorne, Poissons</text:p>
        </text:list-item>
      </text:list>
      <text:p text:style-name="Horizontal_20_Line"/>
      <text:h text:style-name="Heading_20_4" text:outline-level="4"><text:bookmark-start text:name="__RefHeading___Toc309_132402298"/><text:soft-page-break/><text:span text:style-name="Strong_20_Emphasis">7. Balance (23 septembre - 22 octobre) 🌬️</text:span><text:bookmark-end text:name="__RefHeading___Toc309_132402298"/></text:h>
      <text:list text:style-name="L17">
        <text:list-item>
          <text:p text:style-name="P55"><text:span text:style-name="Strong_20_Emphasis">Élément</text:span> : Air</text:p>
        </text:list-item>
        <text:list-item>
          <text:p text:style-name="P55"><text:span text:style-name="Strong_20_Emphasis">Planète dominante</text:span> : Vénus</text:p>
        </text:list-item>
        <text:list-item>
          <text:p text:style-name="P55"><text:span text:style-name="Strong_20_Emphasis">Qualités</text:span> : Diplomat, sociable, charmant, juste</text:p>
        </text:list-item>
        <text:list-item>
          <text:p text:style-name="P55"><text:span text:style-name="Strong_20_Emphasis">Défauts</text:span> : Indécis, superficiel, influençable</text:p>
        </text:list-item>
        <text:list-item>
          <text:p text:style-name="P56"><text:span text:style-name="Strong_20_Emphasis">Compatibilité</text:span> : Gémeaux, Verseau, Bélier</text:p>
        </text:list-item>
      </text:list>
      <text:p text:style-name="Horizontal_20_Line"/>
      <text:h text:style-name="Heading_20_4" text:outline-level="4"><text:bookmark-start text:name="__RefHeading___Toc311_132402298"/><text:span text:style-name="Strong_20_Emphasis">8. Scorpion (23 octobre - 21 novembre) 🌊</text:span><text:bookmark-end text:name="__RefHeading___Toc311_132402298"/></text:h>
      <text:list text:style-name="L18">
        <text:list-item>
          <text:p text:style-name="P57"><text:span text:style-name="Strong_20_Emphasis">Élément</text:span> : Eau</text:p>
        </text:list-item>
        <text:list-item>
          <text:p text:style-name="P57"><text:span text:style-name="Strong_20_Emphasis">Planète dominante</text:span> : Pluton, Mars</text:p>
        </text:list-item>
        <text:list-item>
          <text:p text:style-name="P57"><text:span text:style-name="Strong_20_Emphasis">Qualités</text:span> : Passionné, déterminé, intuitif, mystérieux</text:p>
        </text:list-item>
        <text:list-item>
          <text:p text:style-name="P57"><text:span text:style-name="Strong_20_Emphasis">Défauts</text:span> : Jaloux, secret, manipulateur</text:p>
        </text:list-item>
        <text:list-item>
          <text:p text:style-name="P58"><text:span text:style-name="Strong_20_Emphasis">Compatibilité</text:span> : Cancer, Poissons, Taureau</text:p>
        </text:list-item>
      </text:list>
      <text:p text:style-name="Horizontal_20_Line"/>
      <text:h text:style-name="Heading_20_4" text:outline-level="4"><text:bookmark-start text:name="__RefHeading___Toc313_132402298"/><text:span text:style-name="Strong_20_Emphasis">9. Sagittaire (22 novembre - 21 décembre) 🔥</text:span><text:bookmark-end text:name="__RefHeading___Toc313_132402298"/></text:h>
      <text:list text:style-name="L19">
        <text:list-item>
          <text:p text:style-name="P59"><text:span text:style-name="Strong_20_Emphasis">Élément</text:span> : Feu</text:p>
        </text:list-item>
        <text:list-item>
          <text:p text:style-name="P59"><text:span text:style-name="Strong_20_Emphasis">Planète dominante</text:span> : Jupiter</text:p>
        </text:list-item>
        <text:list-item>
          <text:p text:style-name="P59"><text:span text:style-name="Strong_20_Emphasis">Qualités</text:span> : Optimiste, aventurier, franc, enthousiaste</text:p>
        </text:list-item>
        <text:list-item>
          <text:p text:style-name="P59"><text:span text:style-name="Strong_20_Emphasis">Défauts</text:span> : Imprudent, impatient, superficiel</text:p>
        </text:list-item>
        <text:list-item>
          <text:p text:style-name="P60"><text:span text:style-name="Strong_20_Emphasis">Compatibilité</text:span> : Bélier, Lion, Gémeaux</text:p>
        </text:list-item>
      </text:list>
      <text:p text:style-name="Horizontal_20_Line"/>
      <text:h text:style-name="Heading_20_4" text:outline-level="4"><text:bookmark-start text:name="__RefHeading___Toc315_132402298"/><text:span text:style-name="Strong_20_Emphasis">10. Capricorne (22 décembre - 19 janvier) 🌍</text:span><text:bookmark-end text:name="__RefHeading___Toc315_132402298"/></text:h>
      <text:list text:style-name="L20">
        <text:list-item>
          <text:p text:style-name="P61"><text:span text:style-name="Strong_20_Emphasis">Élément</text:span> : Terre</text:p>
        </text:list-item>
        <text:list-item>
          <text:p text:style-name="P61"><text:span text:style-name="Strong_20_Emphasis">Planète dominante</text:span> : Saturne</text:p>
        </text:list-item>
        <text:list-item>
          <text:p text:style-name="P61"><text:span text:style-name="Strong_20_Emphasis">Qualités</text:span> : Ambitieux, discipliné, responsable, pragmatique</text:p>
        </text:list-item>
        <text:list-item>
          <text:p text:style-name="P61"><text:span text:style-name="Strong_20_Emphasis">Défauts</text:span> : Rigide, pessimiste, distant</text:p>
        </text:list-item>
        <text:list-item>
          <text:p text:style-name="P62"><text:span text:style-name="Strong_20_Emphasis">Compatibilité</text:span> : Taureau, Vierge, Cancer</text:p>
        </text:list-item>
      </text:list>
      <text:p text:style-name="Horizontal_20_Line"/>
      <text:h text:style-name="Heading_20_4" text:outline-level="4"><text:bookmark-start text:name="__RefHeading___Toc317_132402298"/><text:soft-page-break/><text:span text:style-name="Strong_20_Emphasis">11. Verseau (20 janvier - 18 février) 🌬️</text:span><text:bookmark-end text:name="__RefHeading___Toc317_132402298"/></text:h>
      <text:list text:style-name="L21">
        <text:list-item>
          <text:p text:style-name="P63"><text:span text:style-name="Strong_20_Emphasis">Élément</text:span> : Air</text:p>
        </text:list-item>
        <text:list-item>
          <text:p text:style-name="P63"><text:span text:style-name="Strong_20_Emphasis">Planète dominante</text:span> : Uranus, Saturne</text:p>
        </text:list-item>
        <text:list-item>
          <text:p text:style-name="P63"><text:span text:style-name="Strong_20_Emphasis">Qualités</text:span> : Innovant, indépendant, humanitaire, visionnaire</text:p>
        </text:list-item>
        <text:list-item>
          <text:p text:style-name="P63"><text:span text:style-name="Strong_20_Emphasis">Défauts</text:span> : Rebelle, distant, imprévisible</text:p>
        </text:list-item>
        <text:list-item>
          <text:p text:style-name="P64"><text:span text:style-name="Strong_20_Emphasis">Compatibilité</text:span> : Gémeaux, Balance, Lion</text:p>
        </text:list-item>
      </text:list>
      <text:p text:style-name="Horizontal_20_Line"/>
      <text:h text:style-name="Heading_20_4" text:outline-level="4"><text:bookmark-start text:name="__RefHeading___Toc319_132402298"/><text:span text:style-name="Strong_20_Emphasis">12. Poissons (19 février - 20 mars) 🌊</text:span><text:bookmark-end text:name="__RefHeading___Toc319_132402298"/></text:h>
      <text:list text:style-name="L22">
        <text:list-item>
          <text:p text:style-name="P65"><text:span text:style-name="Strong_20_Emphasis">Élément</text:span> : Eau</text:p>
        </text:list-item>
        <text:list-item>
          <text:p text:style-name="P65"><text:span text:style-name="Strong_20_Emphasis">Planète dominante</text:span> : Neptune, Jupiter</text:p>
        </text:list-item>
        <text:list-item>
          <text:p text:style-name="P65"><text:span text:style-name="Strong_20_Emphasis">Qualités</text:span> : Rêveur, empathique, créatif, intuitif</text:p>
        </text:list-item>
        <text:list-item>
          <text:p text:style-name="P65"><text:span text:style-name="Strong_20_Emphasis">Défauts</text:span> : Fuyant, influençable, naïf</text:p>
        </text:list-item>
        <text:list-item>
          <text:p text:style-name="P66"><text:span text:style-name="Strong_20_Emphasis">Compatibilité</text:span> : Cancer, Scorpion, Vierge</text:p>
        </text:list-item>
      </text:list>
      <text:p text:style-name="Horizontal_20_Line"/>
      <text:p text:style-name="Text_20_body">Tu veux en savoir plus sur un signe en particulier ?</text:p>
      <text:p text:style-name="P67"/>
      <text:p text:style-name="P28">Explique moi les ascendant</text:p>
      <text:p text:style-name="Text_20_body">L'<text:span text:style-name="Strong_20_Emphasis">ascendant</text:span> est un élément fondamental en astrologie qui représente la <text:span text:style-name="Strong_20_Emphasis">façade extérieure</text:span> d'une personne, son comportement spontané, et la façon dont elle est perçue par les autres. Il est souvent considéré comme un complément au signe solaire (le signe zodiacal basé sur la date de naissance) et influence la <text:span text:style-name="Strong_20_Emphasis">personnalité</text:span>, les <text:span text:style-name="Strong_20_Emphasis">réactions</text:span> et la <text:span text:style-name="Strong_20_Emphasis">première impression</text:span> que l'on donne aux autres.</text:p>
      <text:p text:style-name="Horizontal_20_Line"/>
      <text:p text:style-name="P68"><text:bookmark-start text:name="__RefHeading___Toc321_132402298"/><text:span text:style-name="Strong_20_Emphasis">Comment est calculé l'ascendant ?</text:span><text:bookmark-end text:name="__RefHeading___Toc321_132402298"/></text:p>
      <text:p text:style-name="Text_20_body">L'ascendant est déterminé par :</text:p>
      <text:list text:style-name="L23">
        <text:list-item>
          <text:p text:style-name="P69"><text:span text:style-name="Strong_20_Emphasis">La date de naissance</text:span></text:p>
        </text:list-item>
        <text:list-item>
          <text:p text:style-name="P69"><text:soft-page-break/><text:span text:style-name="Strong_20_Emphasis">L'heure exacte de naissance</text:span> (à la minute près)</text:p>
        </text:list-item>
        <text:list-item>
          <text:p text:style-name="P70"><text:span text:style-name="Strong_20_Emphasis">Le lieu de naissance</text:span> (latitude et longitude)</text:p>
        </text:list-item>
      </text:list>
      <text:p text:style-name="Text_20_body">L'ascendant est le <text:span text:style-name="Strong_20_Emphasis">signe du zodiaque qui se lève à l'est</text:span> au moment précis de votre naissance. Il change environ toutes les <text:span text:style-name="Strong_20_Emphasis">2 heures</text:span>, ce qui signifie que deux personnes nées le même jour mais à des heures différentes peuvent avoir un ascendant différent.</text:p>
      <text:p text:style-name="Horizontal_20_Line"/>
      <text:h text:style-name="Heading_20_4" text:outline-level="4"><text:bookmark-start text:name="__RefHeading___Toc323_132402298"/><text:span text:style-name="Strong_20_Emphasis">Influence de l'ascendant</text:span><text:bookmark-end text:name="__RefHeading___Toc323_132402298"/></text:h>
      <text:list text:style-name="L24">
        <text:list-item>
          <text:p text:style-name="P71">Il définit la <text:span text:style-name="Strong_20_Emphasis">manière dont vous vous exprimez dans la vie quotidienne</text:span>.</text:p>
        </text:list-item>
        <text:list-item>
          <text:p text:style-name="P71">Il influence votre <text:span text:style-name="Strong_20_Emphasis">apparence physique</text:span> et votre <text:span text:style-name="Strong_20_Emphasis">énergie extérieure</text:span>.</text:p>
        </text:list-item>
        <text:list-item>
          <text:p text:style-name="P72">Il joue un rôle important dans les <text:span text:style-name="Strong_20_Emphasis">relations sociales</text:span> et la <text:span text:style-name="Strong_20_Emphasis">manière dont vous vous adaptez aux situations nouvelles</text:span>.</text:p>
        </text:list-item>
      </text:list>
      <text:p text:style-name="Horizontal_20_Line"/>
      <text:h text:style-name="Heading_20_4" text:outline-level="4"><text:bookmark-start text:name="__RefHeading___Toc325_132402298"/><text:span text:style-name="Strong_20_Emphasis">Exemple d'interprétation signe solaire vs ascendant</text:span><text:bookmark-end text:name="__RefHeading___Toc325_132402298"/></text:h>
      <text:p text:style-name="Text_20_body">Si tu es né sous le signe du <text:span text:style-name="Strong_20_Emphasis">Taureau</text:span>, tu es naturellement stable, terre-à-terre et patient. Mais si ton ascendant est <text:span text:style-name="Strong_20_Emphasis">Gémeaux</text:span>, ton apparence extérieure sera plus dynamique, bavarde et curieuse, ce qui contraste avec ton caractère fondamentalement calme et réfléchi.</text:p>
      <text:p text:style-name="Horizontal_20_Line"/>
      <text:h text:style-name="Heading_20_4" text:outline-level="4"><text:bookmark-start text:name="__RefHeading___Toc327_132402298"/><text:span text:style-name="Strong_20_Emphasis">Les 12 ascendants et leurs caractéristiques</text:span><text:bookmark-end text:name="__RefHeading___Toc327_132402298"/></text:h>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Ascendant</text:p>
            </table:table-cell>
            <table:table-cell table:style-name="Tableau1.A1" office:value-type="string">
              <text:p text:style-name="Table_20_Heading">Traits dominants</text:p>
            </table:table-cell>
            <table:table-cell table:style-name="Tableau1.A1" office:value-type="string">
              <text:p text:style-name="Table_20_Heading">Apparence perçue</text:p>
            </table:table-cell>
          </table:table-row>
        </table:table-header-rows>
        <table:table-row>
          <table:table-cell table:style-name="Tableau1.A1" office:value-type="string">
            <text:p text:style-name="Table_20_Contents">Bélier</text:p>
          </table:table-cell>
          <table:table-cell table:style-name="Tableau1.A1" office:value-type="string">
            <text:p text:style-name="Table_20_Contents">Énergique, direct, impulsif</text:p>
          </table:table-cell>
          <table:table-cell table:style-name="Tableau1.A1" office:value-type="string">
            <text:p text:style-name="Table_20_Contents">Dynamique, affirmé</text:p>
          </table:table-cell>
        </table:table-row>
        <table:table-row>
          <table:table-cell table:style-name="Tableau1.A1" office:value-type="string">
            <text:p text:style-name="Table_20_Contents">Taureau</text:p>
          </table:table-cell>
          <table:table-cell table:style-name="Tableau1.A1" office:value-type="string">
            <text:p text:style-name="Table_20_Contents">Posé, fiable, matérialiste</text:p>
          </table:table-cell>
          <table:table-cell table:style-name="Tableau1.A1" office:value-type="string">
            <text:p text:style-name="Table_20_Contents">Calme, rassurant</text:p>
          </table:table-cell>
        </table:table-row>
        <table:table-row>
          <table:table-cell table:style-name="Tableau1.A1" office:value-type="string">
            <text:p text:style-name="Table_20_Contents">Gémeaux</text:p>
          </table:table-cell>
          <table:table-cell table:style-name="Tableau1.A1" office:value-type="string">
            <text:p text:style-name="Table_20_Contents">Curieux, sociable, versatile</text:p>
          </table:table-cell>
          <table:table-cell table:style-name="Tableau1.A1" office:value-type="string">
            <text:p text:style-name="Table_20_Contents">Communicatif, jeune</text:p>
          </table:table-cell>
        </table:table-row>
        <text:soft-page-break/>
        <table:table-row>
          <table:table-cell table:style-name="Tableau1.A1" office:value-type="string">
            <text:p text:style-name="Table_20_Contents">Cancer</text:p>
          </table:table-cell>
          <table:table-cell table:style-name="Tableau1.A1" office:value-type="string">
            <text:p text:style-name="Table_20_Contents">Sensible, protecteur, intuitif</text:p>
          </table:table-cell>
          <table:table-cell table:style-name="Tableau1.A1" office:value-type="string">
            <text:p text:style-name="Table_20_Contents">Doux, mystérieux</text:p>
          </table:table-cell>
        </table:table-row>
        <table:table-row>
          <table:table-cell table:style-name="Tableau1.A1" office:value-type="string">
            <text:p text:style-name="Table_20_Contents">Lion</text:p>
          </table:table-cell>
          <table:table-cell table:style-name="Tableau1.A1" office:value-type="string">
            <text:p text:style-name="Table_20_Contents">Charismatique, confiant, autoritaire</text:p>
          </table:table-cell>
          <table:table-cell table:style-name="Tableau1.A1" office:value-type="string">
            <text:p text:style-name="Table_20_Contents">Solaire, attirant</text:p>
          </table:table-cell>
        </table:table-row>
        <table:table-row>
          <table:table-cell table:style-name="Tableau1.A1" office:value-type="string">
            <text:p text:style-name="Table_20_Contents">Vierge</text:p>
          </table:table-cell>
          <table:table-cell table:style-name="Tableau1.A1" office:value-type="string">
            <text:p text:style-name="Table_20_Contents">Précis, organisé, réservé</text:p>
          </table:table-cell>
          <table:table-cell table:style-name="Tableau1.A1" office:value-type="string">
            <text:p text:style-name="Table_20_Contents">Discret, soigné</text:p>
          </table:table-cell>
        </table:table-row>
        <table:table-row>
          <table:table-cell table:style-name="Tableau1.A1" office:value-type="string">
            <text:p text:style-name="Table_20_Contents">Balance</text:p>
          </table:table-cell>
          <table:table-cell table:style-name="Tableau1.A1" office:value-type="string">
            <text:p text:style-name="Table_20_Contents">Charmant, équilibré, diplomate</text:p>
          </table:table-cell>
          <table:table-cell table:style-name="Tableau1.A1" office:value-type="string">
            <text:p text:style-name="Table_20_Contents">Élégant, gracieux</text:p>
          </table:table-cell>
        </table:table-row>
        <table:table-row>
          <table:table-cell table:style-name="Tableau1.A1" office:value-type="string">
            <text:p text:style-name="Table_20_Contents">Scorpion</text:p>
          </table:table-cell>
          <table:table-cell table:style-name="Tableau1.A1" office:value-type="string">
            <text:p text:style-name="Table_20_Contents">Intense, mystérieux, déterminé</text:p>
          </table:table-cell>
          <table:table-cell table:style-name="Tableau1.A1" office:value-type="string">
            <text:p text:style-name="Table_20_Contents">Profond, captivant</text:p>
          </table:table-cell>
        </table:table-row>
        <table:table-row>
          <table:table-cell table:style-name="Tableau1.A1" office:value-type="string">
            <text:p text:style-name="Table_20_Contents">Sagittaire</text:p>
          </table:table-cell>
          <table:table-cell table:style-name="Tableau1.A1" office:value-type="string">
            <text:p text:style-name="Table_20_Contents">Optimiste, aventureux, spontané</text:p>
          </table:table-cell>
          <table:table-cell table:style-name="Tableau1.A1" office:value-type="string">
            <text:p text:style-name="Table_20_Contents">Jovial, ouvert</text:p>
          </table:table-cell>
        </table:table-row>
        <table:table-row>
          <table:table-cell table:style-name="Tableau1.A1" office:value-type="string">
            <text:p text:style-name="Table_20_Contents">Capricorne</text:p>
          </table:table-cell>
          <table:table-cell table:style-name="Tableau1.A1" office:value-type="string">
            <text:p text:style-name="Table_20_Contents">Ambitieux, sérieux, discipliné</text:p>
          </table:table-cell>
          <table:table-cell table:style-name="Tableau1.A1" office:value-type="string">
            <text:p text:style-name="Table_20_Contents">Réservé, mature</text:p>
          </table:table-cell>
        </table:table-row>
        <table:table-row>
          <table:table-cell table:style-name="Tableau1.A1" office:value-type="string">
            <text:p text:style-name="Table_20_Contents">Verseau</text:p>
          </table:table-cell>
          <table:table-cell table:style-name="Tableau1.A1" office:value-type="string">
            <text:p text:style-name="Table_20_Contents">Original, indépendant, visionnaire</text:p>
          </table:table-cell>
          <table:table-cell table:style-name="Tableau1.A1" office:value-type="string">
            <text:p text:style-name="Table_20_Contents">Unique, excentrique</text:p>
          </table:table-cell>
        </table:table-row>
        <table:table-row>
          <table:table-cell table:style-name="Tableau1.A1" office:value-type="string">
            <text:p text:style-name="Table_20_Contents">Poissons</text:p>
          </table:table-cell>
          <table:table-cell table:style-name="Tableau1.A1" office:value-type="string">
            <text:p text:style-name="Table_20_Contents">Rêveur, intuitif, compatissant</text:p>
          </table:table-cell>
          <table:table-cell table:style-name="Tableau1.A1" office:value-type="string">
            <text:p text:style-name="Table_20_Contents">Mystique, éthéré</text:p>
          </table:table-cell>
        </table:table-row>
      </table:table>
      <text:p text:style-name="Horizontal_20_Line"/>
      <text:h text:style-name="Heading_20_4" text:outline-level="4"><text:bookmark-start text:name="__RefHeading___Toc329_132402298"/><text:span text:style-name="Strong_20_Emphasis">Comment connaître ton ascendant ?</text:span><text:bookmark-end text:name="__RefHeading___Toc329_132402298"/></text:h>
      <text:p text:style-name="Text_20_body">Pour connaître ton ascendant avec précision, tu peux utiliser des outils en ligne ou consulter un astrologue en fournissant :</text:p>
      <text:list text:style-name="L25">
        <text:list-item>
          <text:p text:style-name="P73">Ton <text:span text:style-name="Strong_20_Emphasis">date de naissance complète</text:span></text:p>
        </text:list-item>
        <text:list-item>
          <text:p text:style-name="P73">Ton <text:span text:style-name="Strong_20_Emphasis">heure exacte</text:span> de naissance</text:p>
        </text:list-item>
        <text:list-item>
          <text:p text:style-name="P74">Ton <text:span text:style-name="Strong_20_Emphasis">lieu de naissance</text:span></text:p>
        </text:list-item>
      </text:list>
      <text:p text:style-name="Text_20_body">Souhaites-tu que je t'aide à calculer ton ascendant ?</text:p>
      <text:p text:style-name="P28">Oui</text:p>
      <text:p text:style-name="Text_20_body">Pour calculer ton ascendant, j'ai besoin des informations suivantes :</text:p>
      <text:list text:style-name="L26">
        <text:list-item>
          <text:p text:style-name="P75"><text:span text:style-name="Strong_20_Emphasis">Ta date de naissance complète</text:span> (jour, mois, année)</text:p>
        </text:list-item>
        <text:list-item>
          <text:p text:style-name="P75"><text:span text:style-name="Strong_20_Emphasis">Ton heure exacte de naissance</text:span> (à la minute près si possible)</text:p>
        </text:list-item>
        <text:list-item>
          <text:p text:style-name="P76"><text:span text:style-name="Strong_20_Emphasis">Ton lieu de naissance</text:span> (ville et pays)</text:p>
        </text:list-item>
      </text:list>
      <text:p text:style-name="Text_20_body">Avec ces éléments, je pourrai déterminer ton ascendant astrologique.</text:p>
      <text:p text:style-name="P28">il me faut une formule générale:</text:p>
      <text:p text:style-name="Text_20_body"><text:soft-page-break/>Pour calculer l'ascendant astrologique de manière générale, voici la formule et les étapes nécessaires :</text:p>
      <text:p text:style-name="Horizontal_20_Line"/>
      <text:h text:style-name="Heading_20_4" text:outline-level="4"><text:bookmark-start text:name="__RefHeading___Toc331_132402298"/><text:span text:style-name="Strong_20_Emphasis">Formule générale pour calculer l'ascendant</text:span><text:bookmark-end text:name="__RefHeading___Toc331_132402298"/></text:h>
      <text:p text:style-name="Text_20_body">L'ascendant dépend de plusieurs facteurs astronomiques et est calculé selon la formule suivante :</text:p>
      <text:p text:style-name="Text_20_body">Ascendant=(Heure sideˊrale+Temps de naissance+Correction de longitude)mod  24\text{Ascendant} = \left( \text{Heure sidérale} + \text{Temps de naissance} + \text{Correction de longitude} \right) \mod 24Ascendant=(Heure sideˊrale+Temps de naissance+Correction de longitude)mod24</text:p>
      <text:p text:style-name="Text_20_body">Ensuite, cette heure sidérale est comparée à une table des signes astrologiques en fonction des maisons astrologiques pour déterminer l'ascendant.</text:p>
      <text:p text:style-name="Horizontal_20_Line"/>
      <text:h text:style-name="Heading_20_4" text:outline-level="4"><text:span text:style-name="Strong_20_Emphasis">Formule simple pour calculer l'ascendant astrologique</text:span></text:h>
      <text:p text:style-name="Text_20_body">L'ascendant est déterminé par <text:span text:style-name="Strong_20_Emphasis">l'heure et le lieu de naissance</text:span>. Il correspond au <text:span text:style-name="Strong_20_Emphasis">signe du zodiaque qui se lève à l'Est</text:span> au moment de la naissance. Voici une formule simplifiée pour l'estimer :</text:p>
      <text:p text:style-name="Horizontal_20_Line"/>
      <text:h text:style-name="Heading_20_4" text:outline-level="4"><text:span text:style-name="Strong_20_Emphasis">1. Déterminer le "Temps sidéral" à la naissance</text:span></text:h>
      <text:p text:style-name="Text_20_body">Le temps sidéral est une mesure du temps utilisée en astronomie pour repérer la position des étoiles. Une estimation simple est donnée par :</text:p>
      <text:p text:style-name="Text_20_body">Ts=H+(4×L)+CT_s = H + (4 \times L) + CTs​=H+(4×L)+C</text:p>
      <text:p text:style-name="Text_20_body"><text:soft-page-break/>Où :</text:p>
      <text:list text:style-name="L27">
        <text:list-item>
          <text:p text:style-name="P77"><text:span text:style-name="Strong_20_Emphasis">H</text:span> = Heure de naissance en temps universel (TU)</text:p>
        </text:list-item>
        <text:list-item>
          <text:p text:style-name="P77"><text:span text:style-name="Strong_20_Emphasis">L</text:span> = Longitude du lieu de naissance en degrés (positif vers l'Est, négatif vers l'Ouest)</text:p>
        </text:list-item>
        <text:list-item>
          <text:p text:style-name="P78"><text:span text:style-name="Strong_20_Emphasis">C</text:span> = Correction liée à la date de naissance (tableaux astrologiques disponibles)</text:p>
        </text:list-item>
      </text:list>
      <text:p text:style-name="Text_20_body">⚠️ Si <text:span text:style-name="Strong_20_Emphasis">T_s &gt; 24</text:span>, soustraire <text:span text:style-name="Strong_20_Emphasis">24</text:span> pour rester dans une journée de 24 heures.</text:p>
      <text:p text:style-name="Horizontal_20_Line"/>
      <text:h text:style-name="Heading_20_4" text:outline-level="4"><text:span text:style-name="Strong_20_Emphasis">2. Convertir en signe ascendant</text:span></text:h>
      <text:p text:style-name="Text_20_body">L’ascendant change toutes les <text:span text:style-name="Strong_20_Emphasis">2 heures</text:span> environ. Une méthode simple consiste à utiliser le tableau suivant :</text:p>
      <table:table table:name="Tableau2" table:style-name="Tableau2">
        <table:table-column table:style-name="Tableau2.A"/>
        <table:table-column table:style-name="Tableau2.B"/>
        <table:table-header-rows>
          <table:table-row>
            <table:table-cell table:style-name="Tableau2.A1" office:value-type="string">
              <text:p text:style-name="Table_20_Heading">Temps sidéral (h)</text:p>
            </table:table-cell>
            <table:table-cell table:style-name="Tableau2.A1" office:value-type="string">
              <text:p text:style-name="Table_20_Heading">Ascendant</text:p>
            </table:table-cell>
          </table:table-row>
        </table:table-header-rows>
        <table:table-row>
          <table:table-cell table:style-name="Tableau2.A1" office:value-type="string">
            <text:p text:style-name="Table_20_Contents">00h – 02h</text:p>
          </table:table-cell>
          <table:table-cell table:style-name="Tableau2.A1" office:value-type="string">
            <text:p text:style-name="Table_20_Contents">Bélier</text:p>
          </table:table-cell>
        </table:table-row>
        <table:table-row>
          <table:table-cell table:style-name="Tableau2.A1" office:value-type="string">
            <text:p text:style-name="Table_20_Contents">02h – 04h</text:p>
          </table:table-cell>
          <table:table-cell table:style-name="Tableau2.A1" office:value-type="string">
            <text:p text:style-name="Table_20_Contents">Taureau</text:p>
          </table:table-cell>
        </table:table-row>
        <table:table-row>
          <table:table-cell table:style-name="Tableau2.A1" office:value-type="string">
            <text:p text:style-name="Table_20_Contents">04h – 06h</text:p>
          </table:table-cell>
          <table:table-cell table:style-name="Tableau2.A1" office:value-type="string">
            <text:p text:style-name="Table_20_Contents">Gémeaux</text:p>
          </table:table-cell>
        </table:table-row>
        <table:table-row>
          <table:table-cell table:style-name="Tableau2.A1" office:value-type="string">
            <text:p text:style-name="Table_20_Contents">06h – 08h</text:p>
          </table:table-cell>
          <table:table-cell table:style-name="Tableau2.A1" office:value-type="string">
            <text:p text:style-name="Table_20_Contents">Cancer</text:p>
          </table:table-cell>
        </table:table-row>
        <table:table-row>
          <table:table-cell table:style-name="Tableau2.A1" office:value-type="string">
            <text:p text:style-name="Table_20_Contents">08h – 10h</text:p>
          </table:table-cell>
          <table:table-cell table:style-name="Tableau2.A1" office:value-type="string">
            <text:p text:style-name="Table_20_Contents">Lion</text:p>
          </table:table-cell>
        </table:table-row>
        <table:table-row>
          <table:table-cell table:style-name="Tableau2.A1" office:value-type="string">
            <text:p text:style-name="Table_20_Contents">10h – 12h</text:p>
          </table:table-cell>
          <table:table-cell table:style-name="Tableau2.A1" office:value-type="string">
            <text:p text:style-name="Table_20_Contents">Vierge</text:p>
          </table:table-cell>
        </table:table-row>
        <table:table-row>
          <table:table-cell table:style-name="Tableau2.A1" office:value-type="string">
            <text:p text:style-name="Table_20_Contents">12h – 14h</text:p>
          </table:table-cell>
          <table:table-cell table:style-name="Tableau2.A1" office:value-type="string">
            <text:p text:style-name="Table_20_Contents">Balance</text:p>
          </table:table-cell>
        </table:table-row>
        <table:table-row>
          <table:table-cell table:style-name="Tableau2.A1" office:value-type="string">
            <text:p text:style-name="Table_20_Contents">14h – 16h</text:p>
          </table:table-cell>
          <table:table-cell table:style-name="Tableau2.A1" office:value-type="string">
            <text:p text:style-name="Table_20_Contents">Scorpion</text:p>
          </table:table-cell>
        </table:table-row>
        <table:table-row>
          <table:table-cell table:style-name="Tableau2.A1" office:value-type="string">
            <text:p text:style-name="Table_20_Contents">16h – 18h</text:p>
          </table:table-cell>
          <table:table-cell table:style-name="Tableau2.A1" office:value-type="string">
            <text:p text:style-name="Table_20_Contents">Sagittaire</text:p>
          </table:table-cell>
        </table:table-row>
        <table:table-row>
          <table:table-cell table:style-name="Tableau2.A1" office:value-type="string">
            <text:p text:style-name="Table_20_Contents">18h – 20h</text:p>
          </table:table-cell>
          <table:table-cell table:style-name="Tableau2.A1" office:value-type="string">
            <text:p text:style-name="Table_20_Contents">Capricorne</text:p>
          </table:table-cell>
        </table:table-row>
        <table:table-row>
          <table:table-cell table:style-name="Tableau2.A1" office:value-type="string">
            <text:p text:style-name="Table_20_Contents">20h – 22h</text:p>
          </table:table-cell>
          <table:table-cell table:style-name="Tableau2.A1" office:value-type="string">
            <text:p text:style-name="Table_20_Contents">Verseau</text:p>
          </table:table-cell>
        </table:table-row>
        <table:table-row>
          <table:table-cell table:style-name="Tableau2.A1" office:value-type="string">
            <text:p text:style-name="Table_20_Contents">22h – 00h</text:p>
          </table:table-cell>
          <table:table-cell table:style-name="Tableau2.A1" office:value-type="string">
            <text:p text:style-name="Table_20_Contents">Poissons</text:p>
          </table:table-cell>
        </table:table-row>
      </table:table>
      <text:p text:style-name="Horizontal_20_Line"/>
      <text:h text:style-name="Heading_20_4" text:outline-level="4"><text:soft-page-break/><text:span text:style-name="Strong_20_Emphasis">Exemple de calcul</text:span></text:h>
      <text:p text:style-name="Text_20_body">Si tu es né le <text:span text:style-name="Strong_20_Emphasis">10 janvier 2000 à 15h30</text:span> à <text:span text:style-name="Strong_20_Emphasis">Paris (longitude ≈ 2° Est)</text:span> :</text:p>
      <text:list text:style-name="L28">
        <text:list-item>
          <text:p text:style-name="P79">Convertir en TU :</text:p>
          <text:list>
            <text:list-item>
              <text:p text:style-name="P80">Paris en hiver = <text:span text:style-name="Strong_20_Emphasis">heure locale -1h</text:span></text:p>
            </text:list-item>
            <text:list-item>
              <text:p text:style-name="P80"><text:span text:style-name="Strong_20_Emphasis">H = 14h30 TU</text:span></text:p>
            </text:list-item>
          </text:list>
        </text:list-item>
        <text:list-item>
          <text:p text:style-name="P79">Calcul du temps sidéral :</text:p>
          <text:p text:style-name="P79">Ts=14,5+(4×2)+CT_s = 14,5 + (4 \times 2) + CTs​=14,5+(4×2)+C Ts=14,5+8+CT_s = 14,5 + 8 + CTs​=14,5+8+C</text:p>
          <text:p text:style-name="P79">Avec la correction <text:span text:style-name="Strong_20_Emphasis">C ≈ 1h</text:span> pour janvier, on a :</text:p>
          <text:p text:style-name="P80">Ts≈23,5T_s ≈ 23,5Ts​≈23,5</text:p>
        </text:list-item>
        <text:list-item>
          <text:p text:style-name="P79">Trouver l’ascendant :</text:p>
          <text:list>
            <text:list-item>
              <text:p text:style-name="P79"><text:span text:style-name="Strong_20_Emphasis">23,5h correspond aux Poissons</text:span></text:p>
            </text:list-item>
          </text:list>
        </text:list-item>
      </text:list>
      <text:p text:style-name="Text_20_body"><text:span text:style-name="Strong_20_Emphasis">Ascendant : Poissons</text:span></text:p>
      <text:p text:style-name="Text_20_body"><text:span text:style-name="Strong_20_Emphasis"/></text:p>
      <text:p text:style-name="P28">Les années signe chinois</text:p>
      <text:p text:style-name="Text_20_body">L'astrologie chinoise repose sur un cycle de <text:span text:style-name="Strong_20_Emphasis">12 ans</text:span>, où chaque année est associée à un <text:span text:style-name="Strong_20_Emphasis">signe animal</text:span>. Ces signes sont déterminés selon l'année de naissance dans le <text:span text:style-name="Strong_20_Emphasis">calendrier lunaire chinois</text:span>, qui commence généralement entre le 21 janvier et le 20 février.</text:p>
      <text:p text:style-name="Text_20_body">Chaque animal est également associé à un des <text:span text:style-name="Strong_20_Emphasis">cinq éléments</text:span> (Bois, Feu, Terre, Métal, Eau), créant un cycle de <text:span text:style-name="Strong_20_Emphasis">60 ans</text:span> qui influe sur les traits de personnalité.</text:p>
      <text:p text:style-name="Horizontal_20_Line"/>
      <text:h text:style-name="Heading_20_4" text:outline-level="4"><text:bookmark-start text:name="__RefHeading___Toc339_132402298"/><text:soft-page-break/><text:span text:style-name="Strong_20_Emphasis">Les 12 signes du zodiaque chinois et leurs années récentes</text:span><text:bookmark-end text:name="__RefHeading___Toc339_132402298"/></text:h>
      <table:table table:name="Tableau3" table:style-name="Tableau3">
        <table:table-column table:style-name="Tableau3.A"/>
        <table:table-column table:style-name="Tableau3.B"/>
        <table:table-column table:style-name="Tableau3.C"/>
        <table:table-column table:style-name="Tableau3.D"/>
        <table:table-header-rows>
          <table:table-row>
            <table:table-cell table:style-name="Tableau3.A1" office:value-type="string">
              <text:p text:style-name="Table_20_Heading">Signe chinois</text:p>
            </table:table-cell>
            <table:table-cell table:style-name="Tableau3.A1" office:value-type="string">
              <text:p text:style-name="Table_20_Heading">Dernières années correspondantes</text:p>
            </table:table-cell>
            <table:table-cell table:style-name="Tableau3.A1" office:value-type="string">
              <text:p text:style-name="Table_20_Heading">Prochaine année</text:p>
            </table:table-cell>
            <table:table-cell table:style-name="Tableau3.A1" office:value-type="string">
              <text:p text:style-name="Table_20_Heading">Traits principaux</text:p>
            </table:table-cell>
          </table:table-row>
        </table:table-header-rows>
        <table:table-row>
          <table:table-cell table:style-name="Tableau3.A1" office:value-type="string">
            <text:p text:style-name="Table_20_Contents">Rat</text:p>
          </table:table-cell>
          <table:table-cell table:style-name="Tableau3.A1" office:value-type="string">
            <text:p text:style-name="Table_20_Contents">1924, 1936, 1948, 1960, 1972, 1984, 1996, 2008, 2020</text:p>
          </table:table-cell>
          <table:table-cell table:style-name="Tableau3.A1" office:value-type="string">
            <text:p text:style-name="Table_20_Contents">2032</text:p>
          </table:table-cell>
          <table:table-cell table:style-name="Tableau3.A1" office:value-type="string">
            <text:p text:style-name="Table_20_Contents">Intelligent, rusé, ambitieux</text:p>
          </table:table-cell>
        </table:table-row>
        <table:table-row>
          <table:table-cell table:style-name="Tableau3.A1" office:value-type="string">
            <text:p text:style-name="Table_20_Contents">Buffle</text:p>
          </table:table-cell>
          <table:table-cell table:style-name="Tableau3.A1" office:value-type="string">
            <text:p text:style-name="Table_20_Contents">1925, 1937, 1949, 1961, 1973, 1985, 1997, 2009, 2021</text:p>
          </table:table-cell>
          <table:table-cell table:style-name="Tableau3.A1" office:value-type="string">
            <text:p text:style-name="Table_20_Contents">2033</text:p>
          </table:table-cell>
          <table:table-cell table:style-name="Tableau3.A1" office:value-type="string">
            <text:p text:style-name="Table_20_Contents">Travailleur, honnête, fiable</text:p>
          </table:table-cell>
        </table:table-row>
        <table:table-row>
          <table:table-cell table:style-name="Tableau3.A1" office:value-type="string">
            <text:p text:style-name="Table_20_Contents">Tigre</text:p>
          </table:table-cell>
          <table:table-cell table:style-name="Tableau3.A1" office:value-type="string">
            <text:p text:style-name="Table_20_Contents">1926, 1938, 1950, 1962, 1974, 1986, 1998, 2010, 2022</text:p>
          </table:table-cell>
          <table:table-cell table:style-name="Tableau3.A1" office:value-type="string">
            <text:p text:style-name="Table_20_Contents">2034</text:p>
          </table:table-cell>
          <table:table-cell table:style-name="Tableau3.A1" office:value-type="string">
            <text:p text:style-name="Table_20_Contents">Courageux, indépendant, impulsif</text:p>
          </table:table-cell>
        </table:table-row>
        <table:table-row>
          <table:table-cell table:style-name="Tableau3.A1" office:value-type="string">
            <text:p text:style-name="Table_20_Contents">Lapin</text:p>
          </table:table-cell>
          <table:table-cell table:style-name="Tableau3.A1" office:value-type="string">
            <text:p text:style-name="Table_20_Contents">1927, 1939, 1951, 1963, 1975, 1987, 1999, 2011, 2023</text:p>
          </table:table-cell>
          <table:table-cell table:style-name="Tableau3.A1" office:value-type="string">
            <text:p text:style-name="Table_20_Contents">2035</text:p>
          </table:table-cell>
          <table:table-cell table:style-name="Tableau3.A1" office:value-type="string">
            <text:p text:style-name="Table_20_Contents">Doux, prudent, artistique</text:p>
          </table:table-cell>
        </table:table-row>
        <table:table-row>
          <table:table-cell table:style-name="Tableau3.A1" office:value-type="string">
            <text:p text:style-name="Table_20_Contents">Dragon</text:p>
          </table:table-cell>
          <table:table-cell table:style-name="Tableau3.A1" office:value-type="string">
            <text:p text:style-name="Table_20_Contents">1928, 1940, 1952, 1964, 1976, 1988, 2000, 2012, 2024</text:p>
          </table:table-cell>
          <table:table-cell table:style-name="Tableau3.A1" office:value-type="string">
            <text:p text:style-name="Table_20_Contents">2036</text:p>
          </table:table-cell>
          <table:table-cell table:style-name="Tableau3.A1" office:value-type="string">
            <text:p text:style-name="Table_20_Contents">Charismatique, énergique, audacieux</text:p>
          </table:table-cell>
        </table:table-row>
        <table:table-row>
          <table:table-cell table:style-name="Tableau3.A1" office:value-type="string">
            <text:p text:style-name="Table_20_Contents">Serpent</text:p>
          </table:table-cell>
          <table:table-cell table:style-name="Tableau3.A1" office:value-type="string">
            <text:p text:style-name="Table_20_Contents">1929, 1941, 1953, 1965, 1977, 1989, 2001, 2013, 2025</text:p>
          </table:table-cell>
          <table:table-cell table:style-name="Tableau3.A1" office:value-type="string">
            <text:p text:style-name="Table_20_Contents">2037</text:p>
          </table:table-cell>
          <table:table-cell table:style-name="Tableau3.A1" office:value-type="string">
            <text:p text:style-name="Table_20_Contents">Sage, mystérieux, intuitif</text:p>
          </table:table-cell>
        </table:table-row>
        <table:table-row>
          <table:table-cell table:style-name="Tableau3.A1" office:value-type="string">
            <text:p text:style-name="Table_20_Contents">Cheval</text:p>
          </table:table-cell>
          <table:table-cell table:style-name="Tableau3.A1" office:value-type="string">
            <text:p text:style-name="Table_20_Contents">1930, 1942, 1954, 1966, 1978, 1990, 2002, 2014, 2026</text:p>
          </table:table-cell>
          <table:table-cell table:style-name="Tableau3.A1" office:value-type="string">
            <text:p text:style-name="Table_20_Contents">2038</text:p>
          </table:table-cell>
          <table:table-cell table:style-name="Tableau3.A1" office:value-type="string">
            <text:p text:style-name="Table_20_Contents">Énergique, indépendant, sociable</text:p>
          </table:table-cell>
        </table:table-row>
        <table:table-row>
          <table:table-cell table:style-name="Tableau3.A1" office:value-type="string">
            <text:p text:style-name="Table_20_Contents">Chèvre (Bouc)</text:p>
          </table:table-cell>
          <table:table-cell table:style-name="Tableau3.A1" office:value-type="string">
            <text:p text:style-name="Table_20_Contents">1931, 1943, 1955, 1967, 1979, 1991, 2003, 2015, 2027</text:p>
          </table:table-cell>
          <table:table-cell table:style-name="Tableau3.A1" office:value-type="string">
            <text:p text:style-name="Table_20_Contents">2039</text:p>
          </table:table-cell>
          <table:table-cell table:style-name="Tableau3.A1" office:value-type="string">
            <text:p text:style-name="Table_20_Contents">Créatif, compatissant, timide</text:p>
          </table:table-cell>
        </table:table-row>
        <table:table-row>
          <table:table-cell table:style-name="Tableau3.A1" office:value-type="string">
            <text:p text:style-name="Table_20_Contents">Singe</text:p>
          </table:table-cell>
          <table:table-cell table:style-name="Tableau3.A1" office:value-type="string">
            <text:p text:style-name="Table_20_Contents">1932, 1944, 1956, 1968, 1980, 1992, 2004, 2016, 2028</text:p>
          </table:table-cell>
          <table:table-cell table:style-name="Tableau3.A1" office:value-type="string">
            <text:p text:style-name="Table_20_Contents">2040</text:p>
          </table:table-cell>
          <table:table-cell table:style-name="Tableau3.A1" office:value-type="string">
            <text:p text:style-name="Table_20_Contents">Malin, inventif, espiègle</text:p>
          </table:table-cell>
        </table:table-row>
        <table:table-row>
          <table:table-cell table:style-name="Tableau3.A1" office:value-type="string">
            <text:p text:style-name="Table_20_Contents">Coq</text:p>
          </table:table-cell>
          <table:table-cell table:style-name="Tableau3.A1" office:value-type="string">
            <text:p text:style-name="Table_20_Contents">1933, 1945, 1957, 1969, <text:soft-page-break/>1981, 1993, 2005, 2017, 2029</text:p>
          </table:table-cell>
          <table:table-cell table:style-name="Tableau3.A1" office:value-type="string">
            <text:p text:style-name="Table_20_Contents">2041</text:p>
          </table:table-cell>
          <table:table-cell table:style-name="Tableau3.A1" office:value-type="string">
            <text:p text:style-name="Table_20_Contents">Franc, organisé, <text:soft-page-break/>méticuleux</text:p>
          </table:table-cell>
        </table:table-row>
        <table:table-row>
          <table:table-cell table:style-name="Tableau3.A1" office:value-type="string">
            <text:p text:style-name="Table_20_Contents">Chien</text:p>
          </table:table-cell>
          <table:table-cell table:style-name="Tableau3.A1" office:value-type="string">
            <text:p text:style-name="Table_20_Contents">1934, 1946, 1958, 1970, 1982, 1994, 2006, 2018, 2030</text:p>
          </table:table-cell>
          <table:table-cell table:style-name="Tableau3.A1" office:value-type="string">
            <text:p text:style-name="Table_20_Contents">2042</text:p>
          </table:table-cell>
          <table:table-cell table:style-name="Tableau3.A1" office:value-type="string">
            <text:p text:style-name="Table_20_Contents">Loyal, honnête, protecteur</text:p>
          </table:table-cell>
        </table:table-row>
        <table:table-row>
          <table:table-cell table:style-name="Tableau3.A1" office:value-type="string">
            <text:p text:style-name="Table_20_Contents">Cochon</text:p>
          </table:table-cell>
          <table:table-cell table:style-name="Tableau3.A1" office:value-type="string">
            <text:p text:style-name="Table_20_Contents">1935, 1947, 1959, 1971, 1983, 1995, 2007, 2019, 2031</text:p>
          </table:table-cell>
          <table:table-cell table:style-name="Tableau3.A1" office:value-type="string">
            <text:p text:style-name="Table_20_Contents">2043</text:p>
          </table:table-cell>
          <table:table-cell table:style-name="Tableau3.A1" office:value-type="string">
            <text:p text:style-name="Table_20_Contents">Généreux, sincère, persévérant</text:p>
          </table:table-cell>
        </table:table-row>
      </table:table>
      <text:p text:style-name="Horizontal_20_Line"/>
      <text:h text:style-name="Heading_20_4" text:outline-level="4"><text:bookmark-start text:name="__RefHeading___Toc341_132402298"/><text:span text:style-name="Strong_20_Emphasis">Les 5 éléments dans l'astrologie chinoise</text:span><text:bookmark-end text:name="__RefHeading___Toc341_132402298"/></text:h>
      <text:p text:style-name="Text_20_body">Chaque année chinoise est également influencée par un des <text:span text:style-name="Strong_20_Emphasis">cinq éléments</text:span> :</text:p>
      <text:list text:style-name="L29">
        <text:list-item>
          <text:p text:style-name="P81"><text:span text:style-name="Strong_20_Emphasis">Bois</text:span> (créatif, altruiste)</text:p>
        </text:list-item>
        <text:list-item>
          <text:p text:style-name="P81"><text:span text:style-name="Strong_20_Emphasis">Feu</text:span> (passionné, charismatique)</text:p>
        </text:list-item>
        <text:list-item>
          <text:p text:style-name="P81"><text:span text:style-name="Strong_20_Emphasis">Terre</text:span> (stable, loyal)</text:p>
        </text:list-item>
        <text:list-item>
          <text:p text:style-name="P81"><text:span text:style-name="Strong_20_Emphasis">Métal</text:span> (discipliné, rigide)</text:p>
        </text:list-item>
        <text:list-item>
          <text:p text:style-name="P82"><text:span text:style-name="Strong_20_Emphasis">Eau</text:span> (intuitif, adaptable)</text:p>
        </text:list-item>
      </text:list>
      <text:p text:style-name="Text_20_body">Chaque élément revient tous les <text:span text:style-name="Strong_20_Emphasis">2 ans</text:span>, et chaque combinaison signe + élément ne se répète que tous les <text:span text:style-name="Strong_20_Emphasis">60 ans</text:span>.</text:p>
      <text:p text:style-name="Text_20_body">Exemple :</text:p>
      <text:list text:style-name="L30">
        <text:list-item>
          <text:p text:style-name="P83">2024 est l'année du <text:span text:style-name="Strong_20_Emphasis">Dragon de Bois</text:span>,</text:p>
        </text:list-item>
        <text:list-item>
          <text:p text:style-name="P84">2025 sera l'année du <text:span text:style-name="Strong_20_Emphasis">Serpent de Bois</text:span>.</text:p>
        </text:list-item>
      </text:list>
      <text:p text:style-name="Horizontal_20_Line"/>
      <text:h text:style-name="Heading_20_4" text:outline-level="4"><text:bookmark-start text:name="__RefHeading___Toc343_132402298"/><text:span text:style-name="Strong_20_Emphasis">Comment connaître ton signe chinois ?</text:span><text:bookmark-end text:name="__RefHeading___Toc343_132402298"/></text:h>
      <text:list text:style-name="L31">
        <text:list-item>
          <text:p text:style-name="P85">Trouve ton année de naissance dans le tableau ci-dessus.</text:p>
        </text:list-item>
        <text:list-item>
          <text:p text:style-name="P85"><text:soft-page-break/>Vérifie si tu es né avant ou après le Nouvel An chinois (qui change chaque année entre janvier et février).</text:p>
        </text:list-item>
        <text:list-item>
          <text:p text:style-name="P86">Détermine l'élément de ton année de naissance.</text:p>
        </text:list-item>
      </text:list>
      <text:p text:style-name="Text_20_body">Souhaites-tu que je t'aide à trouver ton signe chinois exact ?</text:p>
      <text:p text:style-name="P28">Y a t-il le même <text:span text:style-name="T8">système</text:span> pour les jour de naissance ?</text:p>
      <text:h text:style-name="Heading_20_6" text:outline-level="6"/>
      <text:p text:style-name="Text_20_body">Oui, en astrologie chinoise, en plus du <text:span text:style-name="Strong_20_Emphasis">signe annuel</text:span>, il existe également un <text:span text:style-name="Strong_20_Emphasis">système basé sur les jours de naissance</text:span>, souvent utilisé dans les traditions astrologiques et divinatoires chinoises comme le <text:span text:style-name="Strong_20_Emphasis">BaZi (les Quatre Piliers du Destin)</text:span>.</text:p>
      <text:p text:style-name="Text_20_body">Chaque jour de naissance est associé à un <text:span text:style-name="Strong_20_Emphasis">signe animal</text:span> et à un <text:span text:style-name="Strong_20_Emphasis">élément</text:span>, ce qui apporte des indications plus précises sur la personnalité, les opportunités et les relations interpersonnelles.</text:p>
      <text:p text:style-name="Horizontal_20_Line"/>
      <text:h text:style-name="Heading_20_4" text:outline-level="4"><text:bookmark-start text:name="__RefHeading___Toc345_132402298"/><text:span text:style-name="Strong_20_Emphasis">Le système des Quatre Piliers du Destin (BaZi)</text:span><text:bookmark-end text:name="__RefHeading___Toc345_132402298"/></text:h>
      <text:p text:style-name="Text_20_body">Ce système repose sur :</text:p>
      <text:list text:style-name="L32">
        <text:list-item>
          <text:p text:style-name="P87"><text:span text:style-name="Strong_20_Emphasis">L'année de naissance</text:span> → Influence générale sur la personnalité et le destin social.</text:p>
        </text:list-item>
        <text:list-item>
          <text:p text:style-name="P87"><text:span text:style-name="Strong_20_Emphasis">Le mois de naissance</text:span> → Influence sur la carrière et les opportunités.</text:p>
        </text:list-item>
        <text:list-item>
          <text:p text:style-name="P87"><text:span text:style-name="Strong_20_Emphasis">Le jour de naissance</text:span> → Représente la personnalité intérieure, la relation avec soi-même.</text:p>
        </text:list-item>
        <text:list-item>
          <text:p text:style-name="P88"><text:span text:style-name="Strong_20_Emphasis">L'heure de naissance</text:span> → Influence le destin tardif et les aspirations profondes.</text:p>
        </text:list-item>
      </text:list>
      <text:p text:style-name="Text_20_body">L'animal du <text:span text:style-name="Strong_20_Emphasis">jour de naissance</text:span> est considéré comme plus personnel et révélateur de la véritable nature d'une personne, contrairement à l'année qui donne une influence plus large et sociale.</text:p>
      <text:p text:style-name="Horizontal_20_Line"><text:soft-page-break/></text:p>
      <text:h text:style-name="Heading_20_4" text:outline-level="4"><text:bookmark-start text:name="__RefHeading___Toc347_132402298"/><text:span text:style-name="Strong_20_Emphasis">Correspondance des jours de naissance aux signes du zodiaque chinois</text:span><text:bookmark-end text:name="__RefHeading___Toc347_132402298"/></text:h>
      <text:p text:style-name="Text_20_body">Chaque jour du cycle suit une séquence de <text:span text:style-name="Strong_20_Emphasis">60 jours</text:span>, combinant :</text:p>
      <text:list text:style-name="L33">
        <text:list-item>
          <text:p text:style-name="P89">L'un des 12 <text:span text:style-name="Strong_20_Emphasis">animaux du zodiaque</text:span> (Rat, Buffle, Tigre, etc.)</text:p>
        </text:list-item>
        <text:list-item>
          <text:p text:style-name="P90">L'un des 5 <text:span text:style-name="Strong_20_Emphasis">éléments</text:span> (Bois, Feu, Terre, Métal, Eau)</text:p>
        </text:list-item>
      </text:list>
      <text:p text:style-name="Text_20_body">Exemple de séquence sur plusieurs jours :</text:p>
      <text:list text:style-name="L34">
        <text:list-item>
          <text:p text:style-name="P91">Jour du Rat de Métal</text:p>
        </text:list-item>
        <text:list-item>
          <text:p text:style-name="P91">Jour du Buffle d'Eau</text:p>
        </text:list-item>
        <text:list-item>
          <text:p text:style-name="P91">Jour du Tigre de Bois</text:p>
        </text:list-item>
        <text:list-item>
          <text:p text:style-name="P91">Jour du Lapin de Feu</text:p>
        </text:list-item>
        <text:list-item>
          <text:p text:style-name="P92">Etc.</text:p>
        </text:list-item>
      </text:list>
      <text:p text:style-name="Text_20_body">Ce cycle de 60 jours se répète continuellement.</text:p>
      <text:p text:style-name="Horizontal_20_Line"/>
      <text:h text:style-name="Heading_20_4" text:outline-level="4"><text:bookmark-start text:name="__RefHeading___Toc349_132402298"/><text:span text:style-name="Strong_20_Emphasis">Comment connaître son signe du jour de naissance ?</text:span><text:bookmark-end text:name="__RefHeading___Toc349_132402298"/></text:h>
      <text:p text:style-name="Text_20_body">Pour déterminer ton signe du jour de naissance, il faut convertir ta date de naissance en calendrier lunaire chinois et se référer aux cycles astrologiques. Cela peut se faire avec :</text:p>
      <text:list text:style-name="L35">
        <text:list-item>
          <text:p text:style-name="P93"><text:span text:style-name="Strong_20_Emphasis">Des calculateurs astrologiques chinois en ligne</text:span></text:p>
        </text:list-item>
        <text:list-item>
          <text:p text:style-name="P93"><text:span text:style-name="Strong_20_Emphasis">Des tables de conversion du calendrier grégorien vers le calendrier chinois</text:span></text:p>
        </text:list-item>
        <text:list-item>
          <text:p text:style-name="P94"><text:span text:style-name="Strong_20_Emphasis">Une consultation avec un maître en astrologie chinoise</text:span></text:p>
        </text:list-item>
      </text:list>
      <text:p text:style-name="Text_20_body">Souhaites-tu que je t'aide à calculer ton signe du jour de naissance ?</text:p>
      <text:p text:style-name="P28">Fais moi une formule générale:</text:p>
      <text:p text:style-name="Text_20_body">Une formule générale pour déterminer le <text:span text:style-name="Strong_20_Emphasis">signe astrologique chinois du jour de naissance</text:span> repose sur le <text:span text:style-name="Strong_20_Emphasis">cycle sexagésimal</text:span> chinois, qui combine :</text:p>
      <text:list text:style-name="L36">
        <text:list-item>
          <text:p text:style-name="P95"><text:soft-page-break/><text:span text:style-name="Strong_20_Emphasis">Les 10 Troncs Célestes</text:span> (éléments et polarité Yin/Yang).</text:p>
        </text:list-item>
        <text:list-item>
          <text:p text:style-name="P96"><text:span text:style-name="Strong_20_Emphasis">Les 12 Branches Terrestres</text:span> (les signes du zodiaque chinois).</text:p>
        </text:list-item>
      </text:list>
      <text:p text:style-name="Text_20_body">Ces deux cycles se combinent pour former un cycle complet de <text:span text:style-name="Strong_20_Emphasis">60 jours</text:span>, qui se répète continuellement.</text:p>
      <text:p text:style-name="Horizontal_20_Line"/>
      <text:h text:style-name="Heading_20_4" text:outline-level="4"><text:bookmark-start text:name="__RefHeading___Toc355_132402298"/><text:span text:style-name="Strong_20_Emphasis">Formule générale pour calculer le signe chinois du jour de naissance</text:span><text:bookmark-end text:name="__RefHeading___Toc355_132402298"/></text:h>
      <text:list text:style-name="L37">
        <text:list-item>
          <text:p text:style-name="P97"><text:span text:style-name="Strong_20_Emphasis">Convertir la date grégorienne en jour Julien (JD)</text:span></text:p>
          <text:list>
            <text:list-item>
              <text:p text:style-name="P97">Utiliser la formule suivante pour obtenir le nombre de jours écoulés depuis une date de référence (ex: 1er janvier -4712) :</text:p>
              <text:p text:style-name="P97">JD=367×A−⌊7×(A+⌊M+912⌋)4⌋+⌊275×M9⌋+J+1721013.5JD = 367 \times A - \left\lfloor \frac{7 \times (A + \left\lfloor \frac{M + 9}{12} \right\rfloor )}{4} \right\rfloor + \left\lfloor \frac{275 \times M}{9} \right\rfloor + J + 1721013.5JD=367×A−⌊47×(A+⌊12M+9​⌋)​⌋+⌊9275×M​⌋+J+1721013.5</text:p>
              <text:p text:style-name="P97">Où :</text:p>
              <text:list>
                <text:list-item>
                  <text:p text:style-name="P98">AAA = année (si le mois est janvier ou février, soustraire 1)</text:p>
                </text:list-item>
                <text:list-item>
                  <text:p text:style-name="P98">MMM = mois (janvier = 1, février = 2, etc.)</text:p>
                </text:list-item>
                <text:list-item>
                  <text:p text:style-name="P98">JJJ = jour du mois</text:p>
                </text:list-item>
                <text:list-item>
                  <text:p text:style-name="P98">⌊⋅⌋\left\lfloor \cdot \right\rfloor⌊⋅⌋ représente la partie entière.</text:p>
                </text:list-item>
              </text:list>
            </text:list-item>
          </text:list>
        </text:list-item>
        <text:list-item>
          <text:p text:style-name="P97"><text:span text:style-name="Strong_20_Emphasis">Déterminer le jour dans le cycle sexagésimal chinois</text:span></text:p>
          <text:list>
            <text:list-item>
              <text:p text:style-name="P97">Une date de référence connue est le <text:span text:style-name="Strong_20_Emphasis">2 février 1984</text:span>, qui correspond au <text:span text:style-name="Strong_20_Emphasis">jour du Rat de Bois</text:span>.</text:p>
            </text:list-item>
            <text:list-item>
              <text:p text:style-name="P97"><text:soft-page-break/>Calculer le nombre de jours écoulés depuis cette date :</text:p>
              <text:p text:style-name="P98">N=(JD−JDreˊf)mod  60N = (JD - JD_{\text{réf}}) \mod 60N=(JD−JDreˊf​)mod60</text:p>
            </text:list-item>
            <text:list-item>
              <text:p text:style-name="P97">L'indice NNN obtenu est utilisé pour identifier le signe astrologique du jour.</text:p>
            </text:list-item>
          </text:list>
        </text:list-item>
        <text:list-item>
          <text:p text:style-name="P97"><text:span text:style-name="Strong_20_Emphasis">Correspondance avec les Troncs Célestes et Branches Terrestres</text:span></text:p>
          <text:list>
            <text:list-item>
              <text:p text:style-name="P98">Troncs célestes (éléments Yin/Yang) suivent un cycle de 10 jours :<text:line-break/><text:span text:style-name="Source_20_Text">Jia, Yi, Bing, Ding, Wu, Ji, Geng, Xin, Ren, Gui</text:span></text:p>
            </text:list-item>
            <text:list-item>
              <text:p text:style-name="P97">Branches terrestres (signes du zodiaque chinois) suivent un cycle de 12 jours :<text:line-break/><text:span text:style-name="Source_20_Text">Rat, Buffle, Tigre, Lapin, Dragon, Serpent, Cheval, Chèvre, Singe, Coq, Chien, Cochon</text:span></text:p>
            </text:list-item>
          </text:list>
          <text:p text:style-name="P97">La correspondance est faite selon :</text:p>
          <text:p text:style-name="P98">Tronc ceˊleste=Nmod  10\text{Tronc céleste} = N \mod 10Tronc ceˊleste=Nmod10 Branche terrestre=Nmod  12\text{Branche terrestre} = N \mod 12Branche terrestre=Nmod12</text:p>
        </text:list-item>
        <text:list-item>
          <text:p text:style-name="P97"><text:span text:style-name="Strong_20_Emphasis">Associer l'élément (Bois, Feu, Terre, Métal, Eau)</text:span></text:p>
          <text:list>
            <text:list-item>
              <text:p text:style-name="P97">Les éléments sont liés aux Troncs Célestes selon leur polarité Yin/Yang, chacun couvrant 2 années consécutives.</text:p>
            </text:list-item>
          </text:list>
        </text:list-item>
      </text:list>
      <text:p text:style-name="Horizontal_20_Line"/>
      <text:h text:style-name="Heading_20_4" text:outline-level="4"><text:bookmark-start text:name="__RefHeading___Toc357_132402298"/><text:span text:style-name="Strong_20_Emphasis">Exemple de calcul</text:span><text:bookmark-end text:name="__RefHeading___Toc357_132402298"/></text:h>
      <text:p text:style-name="Text_20_body">Si tu es né le <text:span text:style-name="Strong_20_Emphasis">10 janvier 2000</text:span>, voici les étapes :</text:p>
      <text:list text:style-name="L38">
        <text:list-item>
          <text:p text:style-name="P99">Calcul du jour Julien :</text:p>
          <text:p text:style-name="P99"><text:soft-page-break/>JD=367×1999−⌊7×(1999+⌊10+912⌋)4⌋+⌊275×109⌋+10+1721013.5JD = 367 \times 1999 - \left\lfloor \frac{7 \times (1999 + \left\lfloor \frac{10 + 9}{12} \right\rfloor )}{4} \right\rfloor + \left\lfloor \frac{275 \times 10}{9} \right\rfloor + 10 + 1721013.5JD=367×1999−⌊47×(1999+⌊1210+9​⌋)​⌋+⌊9275×10​⌋+10+1721013.5</text:p>
          <text:p text:style-name="P99">JD≈2451559.5JD \approx 2451559.5JD≈2451559.5</text:p>
        </text:list-item>
        <text:list-item>
          <text:p text:style-name="P99">Nombre de jours écoulés depuis la référence (2 février 1984, JD = 2445730) :</text:p>
          <text:p text:style-name="P100">N=(2451559−2445730)mod  60=49N = (2451559 - 2445730) \mod 60 = 49N=(2451559−2445730)mod60=49</text:p>
        </text:list-item>
        <text:list-item>
          <text:p text:style-name="P99">Interprétation selon les cycles :</text:p>
          <text:list>
            <text:list-item>
              <text:p text:style-name="P100">Tronc céleste : 49mod  10=949 \mod 10 = 949mod10=9 → Gui (Eau Yin)</text:p>
            </text:list-item>
            <text:list-item>
              <text:p text:style-name="P99">Branche terrestre : 49mod  12=149 \mod 12 = 149mod12=1 → Buffle</text:p>
            </text:list-item>
          </text:list>
        </text:list-item>
      </text:list>
      <text:p text:style-name="Text_20_body">Résultat : <text:span text:style-name="Strong_20_Emphasis">Buffle d'Eau Yin</text:span></text:p>
      <text:p text:style-name="Horizontal_20_Line"/>
      <text:h text:style-name="Heading_20_4" text:outline-level="4"><text:bookmark-start text:name="__RefHeading___Toc359_132402298"/><text:span text:style-name="Strong_20_Emphasis">Formule simplifiée pour estimer rapidement</text:span><text:bookmark-end text:name="__RefHeading___Toc359_132402298"/></text:h>
      <text:p text:style-name="Text_20_body">Une approximation rapide consiste à utiliser le nombre de jours depuis ta date de naissance par rapport à une année de référence divisée par <text:span text:style-name="Strong_20_Emphasis">60</text:span>, puis appliquer les correspondances aux 12 signes.</text:p>
      <text:p text:style-name="P67">Jour dans le cycle=(jours eˊcouleˊs depuis 1900)mod  60\text{Jour dans le cycle} = (\text{jours écoulés depuis 1900}) \mod 60Jour dans le cycle=(jours eˊcouleˊs depuis 1900)mod60</text:p>
      <text:p text:style-name="Horizontal_20_Line"/>
      <text:h text:style-name="Heading_20_4" text:outline-level="4"><text:soft-page-break/><text:span text:style-name="Strong_20_Emphasis">Les 10 Troncs Célestes (天干, Tiāngān)</text:span></text:h>
      <text:p text:style-name="Text_20_body">Les <text:span text:style-name="Strong_20_Emphasis">troncs célestes</text:span> représentent les <text:span text:style-name="Strong_20_Emphasis">5 éléments</text:span> (Bois, Feu, Terre, Métal, Eau), chacun ayant une <text:span text:style-name="Strong_20_Emphasis">polarité Yin ou Yang</text:span>.</text:p>
      <text:p text:style-name="Text_20_body"/>
      <text:p text:style-name="P101"/>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1. Jia (甲)</text:p>
          </table:table-cell>
          <table:table-cell table:style-name="Tableau4.A1" office:value-type="string">
            <text:p text:style-name="Table_20_Contents">Bois</text:p>
          </table:table-cell>
          <table:table-cell table:style-name="Tableau4.A1" office:value-type="string">
            <text:p text:style-name="Table_20_Contents">Yang 🌳</text:p>
          </table:table-cell>
        </table:table-row>
      </table:table>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Contents">2. Yi (乙)</text:p>
          </table:table-cell>
          <table:table-cell table:style-name="Tableau5.A1" office:value-type="string">
            <text:p text:style-name="Table_20_Contents">Bois</text:p>
          </table:table-cell>
          <table:table-cell table:style-name="Tableau5.A1" office:value-type="string">
            <text:p text:style-name="Table_20_Contents">Yin 🌱</text:p>
          </table:table-cell>
        </table:table-row>
      </table:table>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3. Bing (丙)</text:p>
          </table:table-cell>
          <table:table-cell table:style-name="Tableau6.A1" office:value-type="string">
            <text:p text:style-name="Table_20_Contents">Feu</text:p>
          </table:table-cell>
          <table:table-cell table:style-name="Tableau6.A1" office:value-type="string">
            <text:p text:style-name="Table_20_Contents">Yang 🔥</text:p>
          </table:table-cell>
        </table:table-row>
      </table:table>
      <table:table table:name="Tableau7" table:style-name="Tableau7">
        <table:table-column table:style-name="Tableau7.A"/>
        <table:table-column table:style-name="Tableau7.B"/>
        <table:table-column table:style-name="Tableau7.C"/>
        <table:table-row>
          <table:table-cell table:style-name="Tableau7.A1" office:value-type="string">
            <text:p text:style-name="Table_20_Contents">4. Ding (丁)</text:p>
          </table:table-cell>
          <table:table-cell table:style-name="Tableau7.A1" office:value-type="string">
            <text:p text:style-name="Table_20_Contents">Feu</text:p>
          </table:table-cell>
          <table:table-cell table:style-name="Tableau7.A1" office:value-type="string">
            <text:p text:style-name="Table_20_Contents">Yin 🔥</text:p>
          </table:table-cell>
        </table:table-row>
      </table:table>
      <table:table table:name="Tableau8" table:style-name="Tableau8">
        <table:table-column table:style-name="Tableau8.A"/>
        <table:table-column table:style-name="Tableau8.B"/>
        <table:table-column table:style-name="Tableau8.C"/>
        <table:table-row>
          <table:table-cell table:style-name="Tableau8.A1" office:value-type="string">
            <text:p text:style-name="Table_20_Contents">5. Wu (戊)</text:p>
          </table:table-cell>
          <table:table-cell table:style-name="Tableau8.A1" office:value-type="string">
            <text:p text:style-name="Table_20_Contents">Terre</text:p>
          </table:table-cell>
          <table:table-cell table:style-name="Tableau8.A1" office:value-type="string">
            <text:p text:style-name="Table_20_Contents">Yang ⛰️</text:p>
          </table:table-cell>
        </table:table-row>
      </table:table>
      <table:table table:name="Tableau9" table:style-name="Tableau9">
        <table:table-column table:style-name="Tableau9.A"/>
        <table:table-column table:style-name="Tableau9.B"/>
        <table:table-column table:style-name="Tableau9.C"/>
        <table:table-row>
          <table:table-cell table:style-name="Tableau9.A1" office:value-type="string">
            <text:p text:style-name="Table_20_Contents">6. Ji (己)</text:p>
          </table:table-cell>
          <table:table-cell table:style-name="Tableau9.A1" office:value-type="string">
            <text:p text:style-name="Table_20_Contents">Terre</text:p>
          </table:table-cell>
          <table:table-cell table:style-name="Tableau9.A1" office:value-type="string">
            <text:p text:style-name="Table_20_Contents">Yin 🌎</text:p>
          </table:table-cell>
        </table:table-row>
      </table:table>
      <table:table table:name="Tableau10" table:style-name="Tableau10">
        <table:table-column table:style-name="Tableau10.A"/>
        <table:table-column table:style-name="Tableau10.B"/>
        <table:table-column table:style-name="Tableau10.C"/>
        <table:table-row>
          <table:table-cell table:style-name="Tableau10.A1" office:value-type="string">
            <text:p text:style-name="Table_20_Contents">7. Geng (庚)</text:p>
          </table:table-cell>
          <table:table-cell table:style-name="Tableau10.A1" office:value-type="string">
            <text:p text:style-name="Table_20_Contents">Métal</text:p>
          </table:table-cell>
          <table:table-cell table:style-name="Tableau10.A1" office:value-type="string">
            <text:p text:style-name="Table_20_Contents">Yang ⚔️</text:p>
          </table:table-cell>
        </table:table-row>
      </table:table>
      <table:table table:name="Tableau11" table:style-name="Tableau11">
        <table:table-column table:style-name="Tableau11.A"/>
        <table:table-column table:style-name="Tableau11.B"/>
        <table:table-column table:style-name="Tableau11.C"/>
        <table:table-row>
          <table:table-cell table:style-name="Tableau11.A1" office:value-type="string">
            <text:p text:style-name="Table_20_Contents">8. Xin (辛)</text:p>
          </table:table-cell>
          <table:table-cell table:style-name="Tableau11.A1" office:value-type="string">
            <text:p text:style-name="Table_20_Contents">Métal</text:p>
          </table:table-cell>
          <table:table-cell table:style-name="Tableau11.A1" office:value-type="string">
            <text:p text:style-name="Table_20_Contents">Yin ⚱️</text:p>
          </table:table-cell>
        </table:table-row>
      </table:table>
      <table:table table:name="Tableau12" table:style-name="Tableau12">
        <table:table-column table:style-name="Tableau12.A"/>
        <table:table-column table:style-name="Tableau12.B"/>
        <table:table-column table:style-name="Tableau12.C"/>
        <table:table-row>
          <table:table-cell table:style-name="Tableau12.A1" office:value-type="string">
            <text:p text:style-name="Table_20_Contents">9. Ren (壬)</text:p>
          </table:table-cell>
          <table:table-cell table:style-name="Tableau12.A1" office:value-type="string">
            <text:p text:style-name="Table_20_Contents">Eau</text:p>
          </table:table-cell>
          <table:table-cell table:style-name="Tableau12.A1" office:value-type="string">
            <text:p text:style-name="Table_20_Contents">Yang 🌊</text:p>
          </table:table-cell>
        </table:table-row>
      </table:table>
      <table:table table:name="Tableau13" table:style-name="Tableau13">
        <table:table-column table:style-name="Tableau13.A"/>
        <table:table-column table:style-name="Tableau13.B"/>
        <table:table-column table:style-name="Tableau13.C"/>
        <table:table-row>
          <table:table-cell table:style-name="Tableau13.A1" office:value-type="string">
            <text:p text:style-name="Table_20_Contents">10. Gui (癸)</text:p>
          </table:table-cell>
          <table:table-cell table:style-name="Tableau13.A1" office:value-type="string">
            <text:p text:style-name="Table_20_Contents">Eau</text:p>
          </table:table-cell>
          <table:table-cell table:style-name="Tableau13.A1" office:value-type="string">
            <text:p text:style-name="Table_20_Contents">Yin 💧</text:p>
          </table:table-cell>
        </table:table-row>
      </table:table>
      <text:p text:style-name="P101"/>
      <text:h text:style-name="P102" text:outline-level="2">Recherche sur internet</text:h>
      <text:h text:style-name="Heading_20_3" text:outline-level="3"><text:a xlink:type="simple" xlink:href="https://www.astrotheme.fr/astrologie_les_douzes_signes_du_zodiaque.php" text:style-name="Internet_20_link" text:visited-style-name="Visited_20_Internet_20_Link">https://www.astrotheme.fr/astrologie_les_douzes_signes_du_zodiaque.php</text:a></text:h>
      <text:p text:style-name="Text_20_body">« L'astrologie repose sur l'interprétation de la carte du ciel de naissance de l'individu. La carte du ciel est construite à partir de l'intégration de deux mouvements distincts de la Terre :</text:p>
      <text:list text:style-name="L39">
        <text:list-item>
          <text:p text:style-name="P103">sa rotation autour du soleil qui correspond aux rythmes des saisons et à la variation de la durée du jour au cours de l'année, </text:p>
        </text:list-item>
        <text:list-item>
          <text:p text:style-name="P104">sa rotation autour d'elle-même, qui rythme l'alternance des jours et des nuits. </text:p>
        </text:list-item>
      </text:list>
      <text:p text:style-name="Text_20_body"><text:soft-page-break/>Vu de la Terre et du point de naissance de l'individu, il est ainsi possible d'établir une carte de la position des astres par rapport à un système de coordonnées basé sur l'horizon et le zénith »</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mic Sans MS" svg:font-family="'Comic Sans MS'" style:font-adornments="Gras" style:font-family-generic="script" style:font-pitch="variable"/>
    <style:font-face style:name="Comic Sans MS1" svg:font-family="'Comic Sans MS'" style:font-adornments="Normal"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2a6099" loext:opacity="100%" style:font-name="Comic Sans MS1" fo:font-family="'Comic Sans MS'" style:font-style-name="Normal" style:font-family-generic="script" style:font-pitch="variable" fo:font-size="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ab-stops/>
      </style:paragraph-properties>
      <style:text-properties fo:color="#ff0000" loext:opacity="100%" fo:font-size="30pt" style:text-underline-style="solid" style:text-underline-width="auto" style:text-underline-color="font-color" fo:font-weight="bold" style:text-underline-mode="skip-white-space" style:text-overline-mode="skip-white-space" style:text-line-through-mode="skip-white-space"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color="#158466" loext:opacity="100%" fo:font-size="16pt" style:text-underline-style="solid" style:text-underline-width="auto" style:text-underline-color="font-color"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ff0000" loext:opacity="100%" fo:font-size="18pt" style:text-underline-style="solid" style:text-underline-width="auto" style:text-underline-color="font-color"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fo:color="#ff0000" loext:opacity="100%" fo:font-size="15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fo:color="#158466" loext:opacity="100%" fo:font-size="15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ff4000" loext:opacity="100%" fo:font-size="14pt" style:text-underline-style="solid" style:text-underline-width="auto" style:text-underline-color="font-color" fo:font-weight="bold" style:font-size-asian="14pt" style:font-weight-asian="bold" style:font-size-complex="14pt"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color="#ff0000" loext:opacity="100%" style:font-name="Comic Sans MS" fo:font-family="'Comic Sans MS'" style:font-style-name="Gras" style:font-family-generic="script" style:font-pitch="variable" fo:font-size="28pt" style:text-underline-style="solid" style:text-underline-width="auto" style:text-underline-color="font-color"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fo:color="#ff8000" loext:opacity="100%" style:text-underline-style="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00000" loext:opacity="100%"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  %2%)" style:num-prefix="  " style:num-suffix=")" style:num-format="1">
        <style:list-level-properties text:list-level-position-and-space-mode="label-alignment">
          <style:list-level-label-alignment text:label-followed-by="listtab"/>
        </style:list-level-properties>
      </text:outline-level-style>
      <text:outline-level-style text:level="3" loext:num-list-format="    %3%)" style:num-prefix="    "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26aeb7"/>
    </style:style>
    <style:style style:name="MT1" style:family="text">
      <style:text-properties officeooo:rsid="0024eaa2"/>
    </style:style>
    <style:style style:name="MT2" style:family="text">
      <style:text-properties officeooo:rsid="0026aeb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Léa Martinaud </text:span><text:span text:style-name="MT2">Science du jour de naissance </text:span><text:span text:style-name="MT1"><text:s/>Documentation</text:span><text:span text:style-name="MT2"> </text:span><text:span text:style-name="MT1"><text:s/></text:span><text:bookmark-start text:name="PageNumWizard_FOOTER_Style de page par défaut3 Copie 1"/><text:page-number text:select-page="current">25</text:page-number><text:s/>/ <text:page-count>25</text:page-count><text:bookmark-end text:name="PageNumWizard_FOOTER_Style de page par défaut3 Copie 1"/></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7T15:55:04.492000000</meta:creation-date>
    <dc:date>2025-03-03T15:06:25.508000000</dc:date>
    <meta:editing-duration>P2DT2H8M59S</meta:editing-duration>
    <meta:editing-cycles>16</meta:editing-cycles>
    <meta:generator>LibreOffice/24.8.5.2$Windows_X86_64 LibreOffice_project/fddf2685c70b461e7832239a0162a77216259f22</meta:generator>
    <meta:document-statistic meta:table-count="13" meta:image-count="0" meta:object-count="0" meta:page-count="25" meta:paragraph-count="495" meta:word-count="3794" meta:character-count="22903" meta:non-whitespace-character-count="19545"/>
  </office:meta>
</office:document-meta>
</file>